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a Conejo" table:style-name="ta1">
        <table:shapes>
          <draw:frame draw:z-index="0" draw:style-name="gr1" draw:text-style-name="P1" svg:width="160.2mm" svg:height="90.05mm" svg:x="175.3mm" svg:y="4.24mm">
            <draw:object draw:notify-on-update-of-ranges="'Grafica Conejo'.A3:'Grafica Conejo'.A52 'Grafica Conejo'.A1:'Grafica Conejo'.A1 'Grafica Conejo'.B3:'Grafica Conejo'.B52 'Grafica Conejo'.C1:'Grafica Conejo'.C1 'Grafica Conejo'.D3:'Grafica Conejo'.D52 'Grafica Conejo'.E1:'Grafica Conejo'.E1 'Grafica Conejo'.F3:'Grafica Conejo'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ási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D-Tree Java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KD-Tree Weka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Iteracion</text:p>
          </table:table-cell>
          <table:table-cell table:style-name="ce4" office:value-type="string" calcext:value-type="string">
            <text:p>Error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Error</text:p>
          </table:table-cell>
          <table:table-cell table:style-name="ce7" office:value-type="string" calcext:value-type="string">
            <text:p>Iteracion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193227268851609" calcext:value-type="float">
            <text:p>0,019322726885161</text:p>
          </table:table-cell>
          <table:table-cell office:value-type="float" office:value="1" calcext:value-type="float">
            <text:p>1</text:p>
          </table:table-cell>
          <table:table-cell office:value-type="float" office:value="0.0193408646664966" calcext:value-type="float">
            <text:p>0,019340864666497</text:p>
          </table:table-cell>
          <table:table-cell office:value-type="float" office:value="1" calcext:value-type="float">
            <text:p>1</text:p>
          </table:table-cell>
          <table:table-cell office:value-type="float" office:value="0.0192878798541191" calcext:value-type="float">
            <text:p>0,01928787985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0799219505294568" calcext:value-type="float">
            <text:p>0,007992195052946</text:p>
          </table:table-cell>
          <table:table-cell office:value-type="float" office:value="2" calcext:value-type="float">
            <text:p>2</text:p>
          </table:table-cell>
          <table:table-cell office:value-type="float" office:value="0.00804111382335262" calcext:value-type="float">
            <text:p>0,008041113823353</text:p>
          </table:table-cell>
          <table:table-cell office:value-type="float" office:value="2" calcext:value-type="float">
            <text:p>2</text:p>
          </table:table-cell>
          <table:table-cell office:value-type="float" office:value="0.00798930390096582" calcext:value-type="float">
            <text:p>0,007989303900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0446075521476782" calcext:value-type="float">
            <text:p>0,004460755214768</text:p>
          </table:table-cell>
          <table:table-cell office:value-type="float" office:value="3" calcext:value-type="float">
            <text:p>3</text:p>
          </table:table-cell>
          <table:table-cell office:value-type="float" office:value="0.0045140948082117" calcext:value-type="float">
            <text:p>0,004514094808212</text:p>
          </table:table-cell>
          <table:table-cell office:value-type="float" office:value="3" calcext:value-type="float">
            <text:p>3</text:p>
          </table:table-cell>
          <table:table-cell office:value-type="float" office:value="0.00446756397513601" calcext:value-type="float">
            <text:p>0,004467563975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308886446569558" calcext:value-type="float">
            <text:p>0,003088864465696</text:p>
          </table:table-cell>
          <table:table-cell office:value-type="float" office:value="4" calcext:value-type="float">
            <text:p>4</text:p>
          </table:table-cell>
          <table:table-cell office:value-type="float" office:value="0.00315705976189783" calcext:value-type="float">
            <text:p>0,003157059761898</text:p>
          </table:table-cell>
          <table:table-cell office:value-type="float" office:value="4" calcext:value-type="float">
            <text:p>4</text:p>
          </table:table-cell>
          <table:table-cell office:value-type="float" office:value="0.00310103316756342" calcext:value-type="float">
            <text:p>0,003101033167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0249702279392926" calcext:value-type="float">
            <text:p>0,002497022793929</text:p>
          </table:table-cell>
          <table:table-cell office:value-type="float" office:value="5" calcext:value-type="float">
            <text:p>5</text:p>
          </table:table-cell>
          <table:table-cell office:value-type="float" office:value="0.00257083467518239" calcext:value-type="float">
            <text:p>0,002570834675182</text:p>
          </table:table-cell>
          <table:table-cell office:value-type="float" office:value="5" calcext:value-type="float">
            <text:p>5</text:p>
          </table:table-cell>
          <table:table-cell office:value-type="float" office:value="0.00250782949690992" calcext:value-type="float">
            <text:p>0,00250782949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0213403138844759" calcext:value-type="float">
            <text:p>0,002134031388448</text:p>
          </table:table-cell>
          <table:table-cell office:value-type="float" office:value="6" calcext:value-type="float">
            <text:p>6</text:p>
          </table:table-cell>
          <table:table-cell office:value-type="float" office:value="0.00220112073352172" calcext:value-type="float">
            <text:p>0,002201120733522</text:p>
          </table:table-cell>
          <table:table-cell office:value-type="float" office:value="6" calcext:value-type="float">
            <text:p>6</text:p>
          </table:table-cell>
          <table:table-cell office:value-type="float" office:value="0.002141298531166" calcext:value-type="float">
            <text:p>0,002141298531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018702994334635" calcext:value-type="float">
            <text:p>0,001870299433464</text:p>
          </table:table-cell>
          <table:table-cell office:value-type="float" office:value="7" calcext:value-type="float">
            <text:p>7</text:p>
          </table:table-cell>
          <table:table-cell office:value-type="float" office:value="0.00193158259193172" calcext:value-type="float">
            <text:p>0,001931582591932</text:p>
          </table:table-cell>
          <table:table-cell office:value-type="float" office:value="7" calcext:value-type="float">
            <text:p>7</text:p>
          </table:table-cell>
          <table:table-cell office:value-type="float" office:value="0.0018752341394715" calcext:value-type="float">
            <text:p>0,001875234139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0167014381465786" calcext:value-type="float">
            <text:p>0,001670143814658</text:p>
          </table:table-cell>
          <table:table-cell office:value-type="float" office:value="8" calcext:value-type="float">
            <text:p>8</text:p>
          </table:table-cell>
          <table:table-cell office:value-type="float" office:value="0.00172797121460607" calcext:value-type="float">
            <text:p>0,001727971214606</text:p>
          </table:table-cell>
          <table:table-cell office:value-type="float" office:value="8" calcext:value-type="float">
            <text:p>8</text:p>
          </table:table-cell>
          <table:table-cell office:value-type="float" office:value="0.00167290059426508" calcext:value-type="float">
            <text:p>0,001672900594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0152127567423677" calcext:value-type="float">
            <text:p>0,001521275674237</text:p>
          </table:table-cell>
          <table:table-cell office:value-type="float" office:value="9" calcext:value-type="float">
            <text:p>9</text:p>
          </table:table-cell>
          <table:table-cell office:value-type="float" office:value="0.00157701902729579" calcext:value-type="float">
            <text:p>0,001577019027296</text:p>
          </table:table-cell>
          <table:table-cell office:value-type="float" office:value="9" calcext:value-type="float">
            <text:p>9</text:p>
          </table:table-cell>
          <table:table-cell office:value-type="float" office:value="0.00152167644821419" calcext:value-type="float">
            <text:p>0,001521676448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140891315827917" calcext:value-type="float">
            <text:p>0,001408913158279</text:p>
          </table:table-cell>
          <table:table-cell office:value-type="float" office:value="10" calcext:value-type="float">
            <text:p>10</text:p>
          </table:table-cell>
          <table:table-cell office:value-type="float" office:value="0.00146297571496578" calcext:value-type="float">
            <text:p>0,001462975714966</text:p>
          </table:table-cell>
          <table:table-cell office:value-type="float" office:value="10" calcext:value-type="float">
            <text:p>10</text:p>
          </table:table-cell>
          <table:table-cell office:value-type="float" office:value="0.00140936791563925" calcext:value-type="float">
            <text:p>0,001409367915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0132320149854875" calcext:value-type="float">
            <text:p>0,001323201498549</text:p>
          </table:table-cell>
          <table:table-cell office:value-type="float" office:value="11" calcext:value-type="float">
            <text:p>11</text:p>
          </table:table-cell>
          <table:table-cell office:value-type="float" office:value="0.00137795626005429" calcext:value-type="float">
            <text:p>0,001377956260054</text:p>
          </table:table-cell>
          <table:table-cell office:value-type="float" office:value="11" calcext:value-type="float">
            <text:p>11</text:p>
          </table:table-cell>
          <table:table-cell office:value-type="float" office:value="0.00132196911115233" calcext:value-type="float">
            <text:p>0,001321969111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012591923988938" calcext:value-type="float">
            <text:p>0,001259192398894</text:p>
          </table:table-cell>
          <table:table-cell office:value-type="float" office:value="12" calcext:value-type="float">
            <text:p>12</text:p>
          </table:table-cell>
          <table:table-cell office:value-type="float" office:value="0.0013185561268103" calcext:value-type="float">
            <text:p>0,00131855612681</text:p>
          </table:table-cell>
          <table:table-cell office:value-type="float" office:value="12" calcext:value-type="float">
            <text:p>12</text:p>
          </table:table-cell>
          <table:table-cell office:value-type="float" office:value="0.00125827277863753" calcext:value-type="float">
            <text:p>0,001258272778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012130673510085" calcext:value-type="float">
            <text:p>0,001213067351009</text:p>
          </table:table-cell>
          <table:table-cell office:value-type="float" office:value="13" calcext:value-type="float">
            <text:p>13</text:p>
          </table:table-cell>
          <table:table-cell office:value-type="float" office:value="0.00127051356898645" calcext:value-type="float">
            <text:p>0,001270513568986</text:p>
          </table:table-cell>
          <table:table-cell office:value-type="float" office:value="13" calcext:value-type="float">
            <text:p>13</text:p>
          </table:table-cell>
          <table:table-cell office:value-type="float" office:value="0.00121131682706081" calcext:value-type="float">
            <text:p>0,0012113168270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00118226902857909" calcext:value-type="float">
            <text:p>0,001182269028579</text:p>
          </table:table-cell>
          <table:table-cell office:value-type="float" office:value="14" calcext:value-type="float">
            <text:p>14</text:p>
          </table:table-cell>
          <table:table-cell office:value-type="float" office:value="0.00123508809950764" calcext:value-type="float">
            <text:p>0,001235088099508</text:p>
          </table:table-cell>
          <table:table-cell office:value-type="float" office:value="14" calcext:value-type="float">
            <text:p>14</text:p>
          </table:table-cell>
          <table:table-cell office:value-type="float" office:value="0.0011812063955537" calcext:value-type="float">
            <text:p>0,001181206395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00116154530225035" calcext:value-type="float">
            <text:p>0,00116154530225</text:p>
          </table:table-cell>
          <table:table-cell office:value-type="float" office:value="15" calcext:value-type="float">
            <text:p>15</text:p>
          </table:table-cell>
          <table:table-cell office:value-type="float" office:value="0.00121190647203271" calcext:value-type="float">
            <text:p>0,001211906472033</text:p>
          </table:table-cell>
          <table:table-cell office:value-type="float" office:value="15" calcext:value-type="float">
            <text:p>15</text:p>
          </table:table-cell>
          <table:table-cell office:value-type="float" office:value="0.00116079824686399" calcext:value-type="float">
            <text:p>0,001160798246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114601924174335" calcext:value-type="float">
            <text:p>0,001146019241743</text:p>
          </table:table-cell>
          <table:table-cell office:value-type="float" office:value="16" calcext:value-type="float">
            <text:p>16</text:p>
          </table:table-cell>
          <table:table-cell office:value-type="float" office:value="0.00119720881374041" calcext:value-type="float">
            <text:p>0,00119720881374</text:p>
          </table:table-cell>
          <table:table-cell office:value-type="float" office:value="16" calcext:value-type="float">
            <text:p>16</text:p>
          </table:table-cell>
          <table:table-cell office:value-type="float" office:value="0.00114551786075296" calcext:value-type="float">
            <text:p>0,0011455178607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00113423986225386" calcext:value-type="float">
            <text:p>0,001134239862254</text:p>
          </table:table-cell>
          <table:table-cell office:value-type="float" office:value="17" calcext:value-type="float">
            <text:p>17</text:p>
          </table:table-cell>
          <table:table-cell office:value-type="float" office:value="0.00118338641653166" calcext:value-type="float">
            <text:p>0,001183386416532</text:p>
          </table:table-cell>
          <table:table-cell office:value-type="float" office:value="17" calcext:value-type="float">
            <text:p>17</text:p>
          </table:table-cell>
          <table:table-cell office:value-type="float" office:value="0.00113326394798487" calcext:value-type="float">
            <text:p>0,0011332639479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00112924953594292" calcext:value-type="float">
            <text:p>0,001129249535943</text:p>
          </table:table-cell>
          <table:table-cell office:value-type="float" office:value="18" calcext:value-type="float">
            <text:p>18</text:p>
          </table:table-cell>
          <table:table-cell office:value-type="float" office:value="0.00117445212322816" calcext:value-type="float">
            <text:p>0,001174452123228</text:p>
          </table:table-cell>
          <table:table-cell office:value-type="float" office:value="18" calcext:value-type="float">
            <text:p>18</text:p>
          </table:table-cell>
          <table:table-cell office:value-type="float" office:value="0.00112843818403956" calcext:value-type="float">
            <text:p>0,00112843818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0.00112453143035699" calcext:value-type="float">
            <text:p>0,001124531430357</text:p>
          </table:table-cell>
          <table:table-cell office:value-type="float" office:value="19" calcext:value-type="float">
            <text:p>19</text:p>
          </table:table-cell>
          <table:table-cell office:value-type="float" office:value="0.00116910881716059" calcext:value-type="float">
            <text:p>0,001169108817161</text:p>
          </table:table-cell>
          <table:table-cell office:value-type="float" office:value="19" calcext:value-type="float">
            <text:p>19</text:p>
          </table:table-cell>
          <table:table-cell office:value-type="float" office:value="0.00112375709978993" calcext:value-type="float">
            <text:p>0,001123757099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112225361693709" calcext:value-type="float">
            <text:p>0,001122253616937</text:p>
          </table:table-cell>
          <table:table-cell office:value-type="float" office:value="20" calcext:value-type="float">
            <text:p>20</text:p>
          </table:table-cell>
          <table:table-cell office:value-type="float" office:value="0.00116527141478895" calcext:value-type="float">
            <text:p>0,001165271414789</text:p>
          </table:table-cell>
          <table:table-cell office:value-type="float" office:value="20" calcext:value-type="float">
            <text:p>20</text:p>
          </table:table-cell>
          <table:table-cell office:value-type="float" office:value="0.00112119404504825" calcext:value-type="float">
            <text:p>0,0011211940450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.00111926414678547" calcext:value-type="float">
            <text:p>0,001119264146785</text:p>
          </table:table-cell>
          <table:table-cell office:value-type="float" office:value="21" calcext:value-type="float">
            <text:p>21</text:p>
          </table:table-cell>
          <table:table-cell office:value-type="float" office:value="0.00116278112603059" calcext:value-type="float">
            <text:p>0,001162781126031</text:p>
          </table:table-cell>
          <table:table-cell office:value-type="float" office:value="21" calcext:value-type="float">
            <text:p>21</text:p>
          </table:table-cell>
          <table:table-cell office:value-type="float" office:value="0.00111898115498119" calcext:value-type="float">
            <text:p>0,0011189811549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00111524968980958" calcext:value-type="float">
            <text:p>0,00111524968981</text:p>
          </table:table-cell>
          <table:table-cell office:value-type="float" office:value="22" calcext:value-type="float">
            <text:p>22</text:p>
          </table:table-cell>
          <table:table-cell office:value-type="float" office:value="0.00116119490452833" calcext:value-type="float">
            <text:p>0,001161194904528</text:p>
          </table:table-cell>
          <table:table-cell office:value-type="float" office:value="22" calcext:value-type="float">
            <text:p>22</text:p>
          </table:table-cell>
          <table:table-cell office:value-type="float" office:value="0.0011148988177003" calcext:value-type="float">
            <text:p>0,00111489881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0.00111068584667528" calcext:value-type="float">
            <text:p>0,001110685846675</text:p>
          </table:table-cell>
          <table:table-cell office:value-type="float" office:value="23" calcext:value-type="float">
            <text:p>23</text:p>
          </table:table-cell>
          <table:table-cell office:value-type="float" office:value="0.00115866929143803" calcext:value-type="float">
            <text:p>0,001158669291438</text:p>
          </table:table-cell>
          <table:table-cell office:value-type="float" office:value="23" calcext:value-type="float">
            <text:p>23</text:p>
          </table:table-cell>
          <table:table-cell office:value-type="float" office:value="0.00111002776567165" calcext:value-type="float">
            <text:p>0,001110027765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110649976548038" calcext:value-type="float">
            <text:p>0,00110649976548</text:p>
          </table:table-cell>
          <table:table-cell office:value-type="float" office:value="24" calcext:value-type="float">
            <text:p>24</text:p>
          </table:table-cell>
          <table:table-cell office:value-type="float" office:value="0.00115627495357042" calcext:value-type="float">
            <text:p>0,00115627495357</text:p>
          </table:table-cell>
          <table:table-cell office:value-type="float" office:value="24" calcext:value-type="float">
            <text:p>24</text:p>
          </table:table-cell>
          <table:table-cell office:value-type="float" office:value="0.00110594698714749" calcext:value-type="float">
            <text:p>0,0011059469871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0011026297928687" calcext:value-type="float">
            <text:p>0,001102629792869</text:p>
          </table:table-cell>
          <table:table-cell office:value-type="float" office:value="25" calcext:value-type="float">
            <text:p>25</text:p>
          </table:table-cell>
          <table:table-cell office:value-type="float" office:value="0.00115483338409551" calcext:value-type="float">
            <text:p>0,001154833384096</text:p>
          </table:table-cell>
          <table:table-cell office:value-type="float" office:value="25" calcext:value-type="float">
            <text:p>25</text:p>
          </table:table-cell>
          <table:table-cell office:value-type="float" office:value="0.00110243806809129" calcext:value-type="float">
            <text:p>0,001102438068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0.00109957248240169" calcext:value-type="float">
            <text:p>0,001099572482402</text:p>
          </table:table-cell>
          <table:table-cell office:value-type="float" office:value="26" calcext:value-type="float">
            <text:p>26</text:p>
          </table:table-cell>
          <table:table-cell office:value-type="float" office:value="0.00115362429402566" calcext:value-type="float">
            <text:p>0,001153624294026</text:p>
          </table:table-cell>
          <table:table-cell office:value-type="float" office:value="26" calcext:value-type="float">
            <text:p>26</text:p>
          </table:table-cell>
          <table:table-cell office:value-type="float" office:value="0.00109963768420046" calcext:value-type="float">
            <text:p>0,0010996376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.00109823715173928" calcext:value-type="float">
            <text:p>0,001098237151739</text:p>
          </table:table-cell>
          <table:table-cell office:value-type="float" office:value="27" calcext:value-type="float">
            <text:p>27</text:p>
          </table:table-cell>
          <table:table-cell office:value-type="float" office:value="0.00115202366165916" calcext:value-type="float">
            <text:p>0,001152023661659</text:p>
          </table:table-cell>
          <table:table-cell office:value-type="float" office:value="27" calcext:value-type="float">
            <text:p>27</text:p>
          </table:table-cell>
          <table:table-cell office:value-type="float" office:value="0.00109800275458502" calcext:value-type="float">
            <text:p>0,001098002754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109701431305563" calcext:value-type="float">
            <text:p>0,001097014313056</text:p>
          </table:table-cell>
          <table:table-cell office:value-type="float" office:value="28" calcext:value-type="float">
            <text:p>28</text:p>
          </table:table-cell>
          <table:table-cell office:value-type="float" office:value="0.00114987185042313" calcext:value-type="float">
            <text:p>0,001149871850423</text:p>
          </table:table-cell>
          <table:table-cell office:value-type="float" office:value="28" calcext:value-type="float">
            <text:p>28</text:p>
          </table:table-cell>
          <table:table-cell office:value-type="float" office:value="0.00109701895592522" calcext:value-type="float">
            <text:p>0,0010970189559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.00109607911504117" calcext:value-type="float">
            <text:p>0,001096079115041</text:p>
          </table:table-cell>
          <table:table-cell office:value-type="float" office:value="29" calcext:value-type="float">
            <text:p>29</text:p>
          </table:table-cell>
          <table:table-cell office:value-type="float" office:value="0.00114883588216103" calcext:value-type="float">
            <text:p>0,001148835882161</text:p>
          </table:table-cell>
          <table:table-cell office:value-type="float" office:value="29" calcext:value-type="float">
            <text:p>29</text:p>
          </table:table-cell>
          <table:table-cell office:value-type="float" office:value="0.00109597101451146" calcext:value-type="float">
            <text:p>0,001095971014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109515105666319" calcext:value-type="float">
            <text:p>0,001095151056663</text:p>
          </table:table-cell>
          <table:table-cell office:value-type="float" office:value="30" calcext:value-type="float">
            <text:p>30</text:p>
          </table:table-cell>
          <table:table-cell office:value-type="float" office:value="0.00114746859933842" calcext:value-type="float">
            <text:p>0,001147468599338</text:p>
          </table:table-cell>
          <table:table-cell office:value-type="float" office:value="30" calcext:value-type="float">
            <text:p>30</text:p>
          </table:table-cell>
          <table:table-cell office:value-type="float" office:value="0.00109511963277199" calcext:value-type="float">
            <text:p>0,0010951196327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0.00109493411988767" calcext:value-type="float">
            <text:p>0,001094934119888</text:p>
          </table:table-cell>
          <table:table-cell office:value-type="float" office:value="31" calcext:value-type="float">
            <text:p>31</text:p>
          </table:table-cell>
          <table:table-cell office:value-type="float" office:value="0.00114555969638954" calcext:value-type="float">
            <text:p>0,00114555969639</text:p>
          </table:table-cell>
          <table:table-cell office:value-type="float" office:value="31" calcext:value-type="float">
            <text:p>31</text:p>
          </table:table-cell>
          <table:table-cell office:value-type="float" office:value="0.00109479707463092" calcext:value-type="float">
            <text:p>0,001094797074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109437662761706" calcext:value-type="float">
            <text:p>0,001094376627617</text:p>
          </table:table-cell>
          <table:table-cell office:value-type="float" office:value="32" calcext:value-type="float">
            <text:p>32</text:p>
          </table:table-cell>
          <table:table-cell office:value-type="float" office:value="0.00114395683453703" calcext:value-type="float">
            <text:p>0,001143956834537</text:p>
          </table:table-cell>
          <table:table-cell office:value-type="float" office:value="32" calcext:value-type="float">
            <text:p>32</text:p>
          </table:table-cell>
          <table:table-cell office:value-type="float" office:value="0.00109393579885419" calcext:value-type="float">
            <text:p>0,0010939357988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.0010933251090494" calcext:value-type="float">
            <text:p>0,001093325109049</text:p>
          </table:table-cell>
          <table:table-cell office:value-type="float" office:value="33" calcext:value-type="float">
            <text:p>33</text:p>
          </table:table-cell>
          <table:table-cell office:value-type="float" office:value="0.00114338996237883" calcext:value-type="float">
            <text:p>0,001143389962379</text:p>
          </table:table-cell>
          <table:table-cell office:value-type="float" office:value="33" calcext:value-type="float">
            <text:p>33</text:p>
          </table:table-cell>
          <table:table-cell office:value-type="float" office:value="0.00109323914750629" calcext:value-type="float">
            <text:p>0,001093239147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00109240156783441" calcext:value-type="float">
            <text:p>0,001092401567834</text:p>
          </table:table-cell>
          <table:table-cell office:value-type="float" office:value="34" calcext:value-type="float">
            <text:p>34</text:p>
          </table:table-cell>
          <table:table-cell office:value-type="float" office:value="0.00114309407076552" calcext:value-type="float">
            <text:p>0,001143094070766</text:p>
          </table:table-cell>
          <table:table-cell office:value-type="float" office:value="34" calcext:value-type="float">
            <text:p>34</text:p>
          </table:table-cell>
          <table:table-cell office:value-type="float" office:value="0.00109232957240076" calcext:value-type="float">
            <text:p>0,0010923295724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109167456322368" calcext:value-type="float">
            <text:p>0,001091674563224</text:p>
          </table:table-cell>
          <table:table-cell office:value-type="float" office:value="35" calcext:value-type="float">
            <text:p>35</text:p>
          </table:table-cell>
          <table:table-cell office:value-type="float" office:value="0.00114248182990893" calcext:value-type="float">
            <text:p>0,001142481829909</text:p>
          </table:table-cell>
          <table:table-cell office:value-type="float" office:value="35" calcext:value-type="float">
            <text:p>35</text:p>
          </table:table-cell>
          <table:table-cell office:value-type="float" office:value="0.00109170840748577" calcext:value-type="float">
            <text:p>0,0010917084074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109109986517131" calcext:value-type="float">
            <text:p>0,001091099865171</text:p>
          </table:table-cell>
          <table:table-cell office:value-type="float" office:value="36" calcext:value-type="float">
            <text:p>36</text:p>
          </table:table-cell>
          <table:table-cell office:value-type="float" office:value="0.00114150154579888" calcext:value-type="float">
            <text:p>0,001141501545799</text:p>
          </table:table-cell>
          <table:table-cell office:value-type="float" office:value="36" calcext:value-type="float">
            <text:p>36</text:p>
          </table:table-cell>
          <table:table-cell office:value-type="float" office:value="0.00109115214321707" calcext:value-type="float">
            <text:p>0,0010911521432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.00109074147869336" calcext:value-type="float">
            <text:p>0,001090741478693</text:p>
          </table:table-cell>
          <table:table-cell office:value-type="float" office:value="37" calcext:value-type="float">
            <text:p>37</text:p>
          </table:table-cell>
          <table:table-cell office:value-type="float" office:value="0.00114063956374374" calcext:value-type="float">
            <text:p>0,001140639563744</text:p>
          </table:table-cell>
          <table:table-cell office:value-type="float" office:value="37" calcext:value-type="float">
            <text:p>37</text:p>
          </table:table-cell>
          <table:table-cell office:value-type="float" office:value="0.00109065604763635" calcext:value-type="float">
            <text:p>0,0010906560476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0.00109055187840764" calcext:value-type="float">
            <text:p>0,001090551878408</text:p>
          </table:table-cell>
          <table:table-cell office:value-type="float" office:value="38" calcext:value-type="float">
            <text:p>38</text:p>
          </table:table-cell>
          <table:table-cell office:value-type="float" office:value="0.00114018307721062" calcext:value-type="float">
            <text:p>0,001140183077211</text:p>
          </table:table-cell>
          <table:table-cell office:value-type="float" office:value="38" calcext:value-type="float">
            <text:p>38</text:p>
          </table:table-cell>
          <table:table-cell office:value-type="float" office:value="0.0010905871301094" calcext:value-type="float">
            <text:p>0,0010905871301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0109056211667219" calcext:value-type="float">
            <text:p>0,001090562116672</text:p>
          </table:table-cell>
          <table:table-cell office:value-type="float" office:value="39" calcext:value-type="float">
            <text:p>39</text:p>
          </table:table-cell>
          <table:table-cell office:value-type="float" office:value="0.00113991623142269" calcext:value-type="float">
            <text:p>0,001139916231423</text:p>
          </table:table-cell>
          <table:table-cell office:value-type="float" office:value="39" calcext:value-type="float">
            <text:p>39</text:p>
          </table:table-cell>
          <table:table-cell office:value-type="float" office:value="0.00109042517377422" calcext:value-type="float">
            <text:p>0,001090425173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109040153269357" calcext:value-type="float">
            <text:p>0,001090401532694</text:p>
          </table:table-cell>
          <table:table-cell office:value-type="float" office:value="40" calcext:value-type="float">
            <text:p>40</text:p>
          </table:table-cell>
          <table:table-cell office:value-type="float" office:value="0.00113932560358997" calcext:value-type="float">
            <text:p>0,00113932560359</text:p>
          </table:table-cell>
          <table:table-cell office:value-type="float" office:value="40" calcext:value-type="float">
            <text:p>40</text:p>
          </table:table-cell>
          <table:table-cell office:value-type="float" office:value="0.00109042707888671" calcext:value-type="float">
            <text:p>0,0010904270788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0.00109033769761221" calcext:value-type="float">
            <text:p>0,001090337697612</text:p>
          </table:table-cell>
          <table:table-cell office:value-type="float" office:value="41" calcext:value-type="float">
            <text:p>41</text:p>
          </table:table-cell>
          <table:table-cell office:value-type="float" office:value="0.00113906537643576" calcext:value-type="float">
            <text:p>0,001139065376436</text:p>
          </table:table-cell>
          <table:table-cell office:value-type="float" office:value="41" calcext:value-type="float">
            <text:p>41</text:p>
          </table:table-cell>
          <table:table-cell office:value-type="float" office:value="0.00109034266550027" calcext:value-type="float">
            <text:p>0,00109034266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0109033033832191" calcext:value-type="float">
            <text:p>0,001090330338322</text:p>
          </table:table-cell>
          <table:table-cell office:value-type="float" office:value="42" calcext:value-type="float">
            <text:p>42</text:p>
          </table:table-cell>
          <table:table-cell office:value-type="float" office:value="0.0011388298244823" calcext:value-type="float">
            <text:p>0,001138829824482</text:p>
          </table:table-cell>
          <table:table-cell office:value-type="float" office:value="42" calcext:value-type="float">
            <text:p>42</text:p>
          </table:table-cell>
          <table:table-cell office:value-type="float" office:value="0.00109028507124225" calcext:value-type="float">
            <text:p>0,001090285071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0.00109023711069479" calcext:value-type="float">
            <text:p>0,001090237110695</text:p>
          </table:table-cell>
          <table:table-cell office:value-type="float" office:value="43" calcext:value-type="float">
            <text:p>43</text:p>
          </table:table-cell>
          <table:table-cell office:value-type="float" office:value="0.00113862620903237" calcext:value-type="float">
            <text:p>0,001138626209032</text:p>
          </table:table-cell>
          <table:table-cell office:value-type="float" office:value="43" calcext:value-type="float">
            <text:p>43</text:p>
          </table:table-cell>
          <table:table-cell office:value-type="float" office:value="0.00109024089379426" calcext:value-type="float">
            <text:p>0,0010902408937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109023391166511" calcext:value-type="float">
            <text:p>0,001090233911665</text:p>
          </table:table-cell>
          <table:table-cell office:value-type="float" office:value="44" calcext:value-type="float">
            <text:p>44</text:p>
          </table:table-cell>
          <table:table-cell office:value-type="float" office:value="0.00113836204061823" calcext:value-type="float">
            <text:p>0,001138362040618</text:p>
          </table:table-cell>
          <table:table-cell office:value-type="float" office:value="44" calcext:value-type="float">
            <text:p>44</text:p>
          </table:table-cell>
          <table:table-cell office:value-type="float" office:value="0.0010902008896629" calcext:value-type="float">
            <text:p>0,0010902008896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0010902008896629" calcext:value-type="float">
            <text:p>0,001090200889663</text:p>
          </table:table-cell>
          <table:table-cell office:value-type="float" office:value="45" calcext:value-type="float">
            <text:p>45</text:p>
          </table:table-cell>
          <table:table-cell office:value-type="float" office:value="0.00113813267467817" calcext:value-type="float">
            <text:p>0,001138132674678</text:p>
          </table:table-cell>
          <table:table-cell office:value-type="float" office:value="45" calcext:value-type="float">
            <text:p>45</text:p>
          </table:table-cell>
          <table:table-cell office:value-type="float" office:value="0.00109020227880015" calcext:value-type="float">
            <text:p>0,00109020227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0.00109020227880017" calcext:value-type="float">
            <text:p>0,0010902022788</text:p>
          </table:table-cell>
          <table:table-cell office:value-type="float" office:value="46" calcext:value-type="float">
            <text:p>46</text:p>
          </table:table-cell>
          <table:table-cell office:value-type="float" office:value="0.00113814318703701" calcext:value-type="float">
            <text:p>0,001138143187037</text:p>
          </table:table-cell>
          <table:table-cell office:value-type="float" office:value="46" calcext:value-type="float">
            <text:p>46</text:p>
          </table:table-cell>
          <table:table-cell office:value-type="float" office:value="0.00109023323763764" calcext:value-type="float">
            <text:p>0,0010902332376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00109023323763765" calcext:value-type="float">
            <text:p>0,001090233237638</text:p>
          </table:table-cell>
          <table:table-cell office:value-type="float" office:value="47" calcext:value-type="float">
            <text:p>47</text:p>
          </table:table-cell>
          <table:table-cell office:value-type="float" office:value="0.00113809519859085" calcext:value-type="float">
            <text:p>0,001138095198591</text:p>
          </table:table-cell>
          <table:table-cell office:value-type="float" office:value="47" calcext:value-type="float">
            <text:p>47</text:p>
          </table:table-cell>
          <table:table-cell office:value-type="float" office:value="0.00109024137684763" calcext:value-type="float">
            <text:p>0,0010902413768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109024137684765" calcext:value-type="float">
            <text:p>0,001090241376848</text:p>
          </table:table-cell>
          <table:table-cell office:value-type="float" office:value="48" calcext:value-type="float">
            <text:p>48</text:p>
          </table:table-cell>
          <table:table-cell office:value-type="float" office:value="0.00113810779041042" calcext:value-type="float">
            <text:p>0,00113810779041</text:p>
          </table:table-cell>
          <table:table-cell office:value-type="float" office:value="48" calcext:value-type="float">
            <text:p>48</text:p>
          </table:table-cell>
          <table:table-cell office:value-type="float" office:value="0.0010902502402351" calcext:value-type="float">
            <text:p>0,0010902502402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0.00109025024023511" calcext:value-type="float">
            <text:p>0,001090250240235</text:p>
          </table:table-cell>
          <table:table-cell office:value-type="float" office:value="49" calcext:value-type="float">
            <text:p>49</text:p>
          </table:table-cell>
          <table:table-cell office:value-type="float" office:value="0.00113810318296349" calcext:value-type="float">
            <text:p>0,001138103182963</text:p>
          </table:table-cell>
          <table:table-cell office:value-type="float" office:value="49" calcext:value-type="float">
            <text:p>49</text:p>
          </table:table-cell>
          <table:table-cell office:value-type="float" office:value="0.00109023759611829" calcext:value-type="float">
            <text:p>0,001090237596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010902375961183" calcext:value-type="float">
            <text:p>0,001090237596118</text:p>
          </table:table-cell>
          <table:table-cell office:value-type="float" office:value="50" calcext:value-type="float">
            <text:p>50</text:p>
          </table:table-cell>
          <table:table-cell office:value-type="float" office:value="0.00113806093417559" calcext:value-type="float">
            <text:p>0,001138060934176</text:p>
          </table:table-cell>
          <table:table-cell office:value-type="float" office:value="50" calcext:value-type="float">
            <text:p>50</text:p>
          </table:table-cell>
          <table:table-cell office:value-type="float" office:value="0.00109023759611825" calcext:value-type="float">
            <text:p>0,001090237596118</text:p>
          </table:table-cell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fica Armadillo" table:style-name="ta1">
        <table:shapes>
          <draw:frame draw:z-index="0" draw:style-name="gr1" draw:text-style-name="P1" svg:width="160.2mm" svg:height="90.05mm" svg:x="175.3mm" svg:y="4.24mm">
            <draw:object draw:notify-on-update-of-ranges="'Grafica Armadillo'.A3:'Grafica Armadillo'.A52 'Grafica Armadillo'.A1:'Grafica Armadillo'.A1 'Grafica Armadillo'.B3:'Grafica Armadillo'.B52 'Grafica Armadillo'.C1:'Grafica Armadillo'.C1 'Grafica Armadillo'.D3:'Grafica Armadillo'.D52 'Grafica Armadillo'.E1:'Grafica Armadillo'.E1 'Grafica Armadillo'.F3:'Grafica Armadillo'.F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ási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D-Tree Java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KD-Tree Weka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Iteracion</text:p>
          </table:table-cell>
          <table:table-cell table:style-name="ce4" office:value-type="string" calcext:value-type="string">
            <text:p>Error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Error</text:p>
          </table:table-cell>
          <table:table-cell table:style-name="ce7" office:value-type="string" calcext:value-type="string">
            <text:p>Iteracion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105325403190401" calcext:value-type="float">
            <text:p>0,01053254031904</text:p>
          </table:table-cell>
          <table:table-cell office:value-type="float" office:value="1" calcext:value-type="float">
            <text:p>1</text:p>
          </table:table-cell>
          <table:table-cell office:value-type="float" office:value="0.010590758094632" calcext:value-type="float">
            <text:p>0,010590758094632</text:p>
          </table:table-cell>
          <table:table-cell office:value-type="float" office:value="1" calcext:value-type="float">
            <text:p>1</text:p>
          </table:table-cell>
          <table:table-cell office:value-type="float" office:value="0.0105508777906163" calcext:value-type="float">
            <text:p>0,0105508777906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0628410370109151" calcext:value-type="float">
            <text:p>0,006284103701092</text:p>
          </table:table-cell>
          <table:table-cell office:value-type="float" office:value="2" calcext:value-type="float">
            <text:p>2</text:p>
          </table:table-cell>
          <table:table-cell office:value-type="float" office:value="0.00637168772266298" calcext:value-type="float">
            <text:p>0,006371687722663</text:p>
          </table:table-cell>
          <table:table-cell office:value-type="float" office:value="2" calcext:value-type="float">
            <text:p>2</text:p>
          </table:table-cell>
          <table:table-cell office:value-type="float" office:value="0.0062855754097218" calcext:value-type="float">
            <text:p>0,006285575409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0492755559618295" calcext:value-type="float">
            <text:p>0,004927555596183</text:p>
          </table:table-cell>
          <table:table-cell office:value-type="float" office:value="3" calcext:value-type="float">
            <text:p>3</text:p>
          </table:table-cell>
          <table:table-cell office:value-type="float" office:value="0.00499928894596693" calcext:value-type="float">
            <text:p>0,004999288945967</text:p>
          </table:table-cell>
          <table:table-cell office:value-type="float" office:value="3" calcext:value-type="float">
            <text:p>3</text:p>
          </table:table-cell>
          <table:table-cell office:value-type="float" office:value="0.00492824881531156" calcext:value-type="float">
            <text:p>0,004928248815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414956204043772" calcext:value-type="float">
            <text:p>0,004149562040438</text:p>
          </table:table-cell>
          <table:table-cell office:value-type="float" office:value="4" calcext:value-type="float">
            <text:p>4</text:p>
          </table:table-cell>
          <table:table-cell office:value-type="float" office:value="0.00420343494954197" calcext:value-type="float">
            <text:p>0,004203434949542</text:p>
          </table:table-cell>
          <table:table-cell office:value-type="float" office:value="4" calcext:value-type="float">
            <text:p>4</text:p>
          </table:table-cell>
          <table:table-cell office:value-type="float" office:value="0.00415254825176312" calcext:value-type="float">
            <text:p>0,004152548251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0355302578072598" calcext:value-type="float">
            <text:p>0,003553025780726</text:p>
          </table:table-cell>
          <table:table-cell office:value-type="float" office:value="5" calcext:value-type="float">
            <text:p>5</text:p>
          </table:table-cell>
          <table:table-cell office:value-type="float" office:value="0.00357313961988259" calcext:value-type="float">
            <text:p>0,003573139619883</text:p>
          </table:table-cell>
          <table:table-cell office:value-type="float" office:value="5" calcext:value-type="float">
            <text:p>5</text:p>
          </table:table-cell>
          <table:table-cell office:value-type="float" office:value="0.0035485571332062" calcext:value-type="float">
            <text:p>0,003548557133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0307555629387163" calcext:value-type="float">
            <text:p>0,003075556293872</text:p>
          </table:table-cell>
          <table:table-cell office:value-type="float" office:value="6" calcext:value-type="float">
            <text:p>6</text:p>
          </table:table-cell>
          <table:table-cell office:value-type="float" office:value="0.00310142876049672" calcext:value-type="float">
            <text:p>0,003101428760497</text:p>
          </table:table-cell>
          <table:table-cell office:value-type="float" office:value="6" calcext:value-type="float">
            <text:p>6</text:p>
          </table:table-cell>
          <table:table-cell office:value-type="float" office:value="0.00307580423775246" calcext:value-type="float">
            <text:p>0,0030758042377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0277179697533009" calcext:value-type="float">
            <text:p>0,00277179697533</text:p>
          </table:table-cell>
          <table:table-cell office:value-type="float" office:value="7" calcext:value-type="float">
            <text:p>7</text:p>
          </table:table-cell>
          <table:table-cell office:value-type="float" office:value="0.00279272540620446" calcext:value-type="float">
            <text:p>0,002792725406204</text:p>
          </table:table-cell>
          <table:table-cell office:value-type="float" office:value="7" calcext:value-type="float">
            <text:p>7</text:p>
          </table:table-cell>
          <table:table-cell office:value-type="float" office:value="0.00277413772096264" calcext:value-type="float">
            <text:p>0,002774137720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0258517312146933" calcext:value-type="float">
            <text:p>0,002585173121469</text:p>
          </table:table-cell>
          <table:table-cell office:value-type="float" office:value="8" calcext:value-type="float">
            <text:p>8</text:p>
          </table:table-cell>
          <table:table-cell office:value-type="float" office:value="0.00260708627299977" calcext:value-type="float">
            <text:p>0,002607086273</text:p>
          </table:table-cell>
          <table:table-cell office:value-type="float" office:value="8" calcext:value-type="float">
            <text:p>8</text:p>
          </table:table-cell>
          <table:table-cell office:value-type="float" office:value="0.00258622972505405" calcext:value-type="float">
            <text:p>0,002586229725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0247831916199928" calcext:value-type="float">
            <text:p>0,002478319161999</text:p>
          </table:table-cell>
          <table:table-cell office:value-type="float" office:value="9" calcext:value-type="float">
            <text:p>9</text:p>
          </table:table-cell>
          <table:table-cell office:value-type="float" office:value="0.00251251768158396" calcext:value-type="float">
            <text:p>0,002512517681584</text:p>
          </table:table-cell>
          <table:table-cell office:value-type="float" office:value="9" calcext:value-type="float">
            <text:p>9</text:p>
          </table:table-cell>
          <table:table-cell office:value-type="float" office:value="0.00247884140415723" calcext:value-type="float">
            <text:p>0,002478841404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242532439339221" calcext:value-type="float">
            <text:p>0,002425324393392</text:p>
          </table:table-cell>
          <table:table-cell office:value-type="float" office:value="10" calcext:value-type="float">
            <text:p>10</text:p>
          </table:table-cell>
          <table:table-cell office:value-type="float" office:value="0.00245636174667512" calcext:value-type="float">
            <text:p>0,002456361746675</text:p>
          </table:table-cell>
          <table:table-cell office:value-type="float" office:value="10" calcext:value-type="float">
            <text:p>10</text:p>
          </table:table-cell>
          <table:table-cell office:value-type="float" office:value="0.0024258143639894" calcext:value-type="float">
            <text:p>0,0024258143639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0239265687001856" calcext:value-type="float">
            <text:p>0,002392656870019</text:p>
          </table:table-cell>
          <table:table-cell office:value-type="float" office:value="11" calcext:value-type="float">
            <text:p>11</text:p>
          </table:table-cell>
          <table:table-cell office:value-type="float" office:value="0.00243079654373162" calcext:value-type="float">
            <text:p>0,002430796543732</text:p>
          </table:table-cell>
          <table:table-cell office:value-type="float" office:value="11" calcext:value-type="float">
            <text:p>11</text:p>
          </table:table-cell>
          <table:table-cell office:value-type="float" office:value="0.00239264868727687" calcext:value-type="float">
            <text:p>0,002392648687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0237135919658636" calcext:value-type="float">
            <text:p>0,002371359196586</text:p>
          </table:table-cell>
          <table:table-cell office:value-type="float" office:value="12" calcext:value-type="float">
            <text:p>12</text:p>
          </table:table-cell>
          <table:table-cell office:value-type="float" office:value="0.00241393621816418" calcext:value-type="float">
            <text:p>0,002413936218164</text:p>
          </table:table-cell>
          <table:table-cell office:value-type="float" office:value="12" calcext:value-type="float">
            <text:p>12</text:p>
          </table:table-cell>
          <table:table-cell office:value-type="float" office:value="0.00237136313918539" calcext:value-type="float">
            <text:p>0,002371363139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0235942134218597" calcext:value-type="float">
            <text:p>0,002359421342186</text:p>
          </table:table-cell>
          <table:table-cell office:value-type="float" office:value="13" calcext:value-type="float">
            <text:p>13</text:p>
          </table:table-cell>
          <table:table-cell office:value-type="float" office:value="0.00240028847272011" calcext:value-type="float">
            <text:p>0,00240028847272</text:p>
          </table:table-cell>
          <table:table-cell office:value-type="float" office:value="13" calcext:value-type="float">
            <text:p>13</text:p>
          </table:table-cell>
          <table:table-cell office:value-type="float" office:value="0.00236053866359613" calcext:value-type="float">
            <text:p>0,0023605386635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00234702721272819" calcext:value-type="float">
            <text:p>0,002347027212728</text:p>
          </table:table-cell>
          <table:table-cell office:value-type="float" office:value="14" calcext:value-type="float">
            <text:p>14</text:p>
          </table:table-cell>
          <table:table-cell office:value-type="float" office:value="0.00239188119350348" calcext:value-type="float">
            <text:p>0,002391881193503</text:p>
          </table:table-cell>
          <table:table-cell office:value-type="float" office:value="14" calcext:value-type="float">
            <text:p>14</text:p>
          </table:table-cell>
          <table:table-cell office:value-type="float" office:value="0.00234778920075112" calcext:value-type="float">
            <text:p>0,002347789200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00234096879530637" calcext:value-type="float">
            <text:p>0,002340968795306</text:p>
          </table:table-cell>
          <table:table-cell office:value-type="float" office:value="15" calcext:value-type="float">
            <text:p>15</text:p>
          </table:table-cell>
          <table:table-cell office:value-type="float" office:value="0.00238654165097809" calcext:value-type="float">
            <text:p>0,002386541650978</text:p>
          </table:table-cell>
          <table:table-cell office:value-type="float" office:value="15" calcext:value-type="float">
            <text:p>15</text:p>
          </table:table-cell>
          <table:table-cell office:value-type="float" office:value="0.00234094369845751" calcext:value-type="float">
            <text:p>0,002340943698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233320721190746" calcext:value-type="float">
            <text:p>0,002333207211907</text:p>
          </table:table-cell>
          <table:table-cell office:value-type="float" office:value="16" calcext:value-type="float">
            <text:p>16</text:p>
          </table:table-cell>
          <table:table-cell office:value-type="float" office:value="0.00238279667268038" calcext:value-type="float">
            <text:p>0,00238279667268</text:p>
          </table:table-cell>
          <table:table-cell office:value-type="float" office:value="16" calcext:value-type="float">
            <text:p>16</text:p>
          </table:table-cell>
          <table:table-cell office:value-type="float" office:value="0.00233230350234703" calcext:value-type="float">
            <text:p>0,002332303502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00232977173539429" calcext:value-type="float">
            <text:p>0,002329771735394</text:p>
          </table:table-cell>
          <table:table-cell office:value-type="float" office:value="17" calcext:value-type="float">
            <text:p>17</text:p>
          </table:table-cell>
          <table:table-cell office:value-type="float" office:value="0.00237759889365493" calcext:value-type="float">
            <text:p>0,002377598893655</text:p>
          </table:table-cell>
          <table:table-cell office:value-type="float" office:value="17" calcext:value-type="float">
            <text:p>17</text:p>
          </table:table-cell>
          <table:table-cell office:value-type="float" office:value="0.00232926544419889" calcext:value-type="float">
            <text:p>0,0023292654441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00232790844851733" calcext:value-type="float">
            <text:p>0,002327908448517</text:p>
          </table:table-cell>
          <table:table-cell office:value-type="float" office:value="18" calcext:value-type="float">
            <text:p>18</text:p>
          </table:table-cell>
          <table:table-cell office:value-type="float" office:value="0.00237468530947238" calcext:value-type="float">
            <text:p>0,002374685309472</text:p>
          </table:table-cell>
          <table:table-cell office:value-type="float" office:value="18" calcext:value-type="float">
            <text:p>18</text:p>
          </table:table-cell>
          <table:table-cell office:value-type="float" office:value="0.0023270081129036" calcext:value-type="float">
            <text:p>0,0023270081129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0.00232691799226125" calcext:value-type="float">
            <text:p>0,002326917992261</text:p>
          </table:table-cell>
          <table:table-cell office:value-type="float" office:value="19" calcext:value-type="float">
            <text:p>19</text:p>
          </table:table-cell>
          <table:table-cell office:value-type="float" office:value="0.00237415389331051" calcext:value-type="float">
            <text:p>0,002374153893311</text:p>
          </table:table-cell>
          <table:table-cell office:value-type="float" office:value="19" calcext:value-type="float">
            <text:p>19</text:p>
          </table:table-cell>
          <table:table-cell office:value-type="float" office:value="0.00232639011533595" calcext:value-type="float">
            <text:p>0,002326390115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232602655327957" calcext:value-type="float">
            <text:p>0,00232602655328</text:p>
          </table:table-cell>
          <table:table-cell office:value-type="float" office:value="20" calcext:value-type="float">
            <text:p>20</text:p>
          </table:table-cell>
          <table:table-cell office:value-type="float" office:value="0.00237320209299732" calcext:value-type="float">
            <text:p>0,002373202092997</text:p>
          </table:table-cell>
          <table:table-cell office:value-type="float" office:value="20" calcext:value-type="float">
            <text:p>20</text:p>
          </table:table-cell>
          <table:table-cell office:value-type="float" office:value="0.00232535511218018" calcext:value-type="float">
            <text:p>0,002325355112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.00232539071963755" calcext:value-type="float">
            <text:p>0,002325390719638</text:p>
          </table:table-cell>
          <table:table-cell office:value-type="float" office:value="21" calcext:value-type="float">
            <text:p>21</text:p>
          </table:table-cell>
          <table:table-cell office:value-type="float" office:value="0.00237098421616844" calcext:value-type="float">
            <text:p>0,002370984216168</text:p>
          </table:table-cell>
          <table:table-cell office:value-type="float" office:value="21" calcext:value-type="float">
            <text:p>21</text:p>
          </table:table-cell>
          <table:table-cell office:value-type="float" office:value="0.00232486267655496" calcext:value-type="float">
            <text:p>0,0023248626765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00232439883005634" calcext:value-type="float">
            <text:p>0,002324398830056</text:p>
          </table:table-cell>
          <table:table-cell office:value-type="float" office:value="22" calcext:value-type="float">
            <text:p>22</text:p>
          </table:table-cell>
          <table:table-cell office:value-type="float" office:value="0.00236837682015439" calcext:value-type="float">
            <text:p>0,002368376820154</text:p>
          </table:table-cell>
          <table:table-cell office:value-type="float" office:value="22" calcext:value-type="float">
            <text:p>22</text:p>
          </table:table-cell>
          <table:table-cell office:value-type="float" office:value="0.00232381767463597" calcext:value-type="float">
            <text:p>0,002323817674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0.0023238967521413" calcext:value-type="float">
            <text:p>0,002323896752141</text:p>
          </table:table-cell>
          <table:table-cell office:value-type="float" office:value="23" calcext:value-type="float">
            <text:p>23</text:p>
          </table:table-cell>
          <table:table-cell office:value-type="float" office:value="0.00236781667563829" calcext:value-type="float">
            <text:p>0,002367816675638</text:p>
          </table:table-cell>
          <table:table-cell office:value-type="float" office:value="23" calcext:value-type="float">
            <text:p>23</text:p>
          </table:table-cell>
          <table:table-cell office:value-type="float" office:value="0.00232211997090626" calcext:value-type="float">
            <text:p>0,0023221199709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232369088668095" calcext:value-type="float">
            <text:p>0,002323690886681</text:p>
          </table:table-cell>
          <table:table-cell office:value-type="float" office:value="24" calcext:value-type="float">
            <text:p>24</text:p>
          </table:table-cell>
          <table:table-cell office:value-type="float" office:value="0.00236657952903613" calcext:value-type="float">
            <text:p>0,002366579529036</text:p>
          </table:table-cell>
          <table:table-cell office:value-type="float" office:value="24" calcext:value-type="float">
            <text:p>24</text:p>
          </table:table-cell>
          <table:table-cell office:value-type="float" office:value="0.00232175162100761" calcext:value-type="float">
            <text:p>0,002321751621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00232334238030641" calcext:value-type="float">
            <text:p>0,002323342380306</text:p>
          </table:table-cell>
          <table:table-cell office:value-type="float" office:value="25" calcext:value-type="float">
            <text:p>25</text:p>
          </table:table-cell>
          <table:table-cell office:value-type="float" office:value="0.00236460431019052" calcext:value-type="float">
            <text:p>0,002364604310191</text:p>
          </table:table-cell>
          <table:table-cell office:value-type="float" office:value="25" calcext:value-type="float">
            <text:p>25</text:p>
          </table:table-cell>
          <table:table-cell office:value-type="float" office:value="0.00232157354227438" calcext:value-type="float">
            <text:p>0,0023215735422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0.00232228304854336" calcext:value-type="float">
            <text:p>0,002322283048543</text:p>
          </table:table-cell>
          <table:table-cell office:value-type="float" office:value="26" calcext:value-type="float">
            <text:p>26</text:p>
          </table:table-cell>
          <table:table-cell office:value-type="float" office:value="0.00236257859108749" calcext:value-type="float">
            <text:p>0,002362578591087</text:p>
          </table:table-cell>
          <table:table-cell office:value-type="float" office:value="26" calcext:value-type="float">
            <text:p>26</text:p>
          </table:table-cell>
          <table:table-cell office:value-type="float" office:value="0.0023214168276581" calcext:value-type="float">
            <text:p>0,0023214168276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.00232086988807069" calcext:value-type="float">
            <text:p>0,002320869888071</text:p>
          </table:table-cell>
          <table:table-cell office:value-type="float" office:value="27" calcext:value-type="float">
            <text:p>27</text:p>
          </table:table-cell>
          <table:table-cell office:value-type="float" office:value="0.00236041320263701" calcext:value-type="float">
            <text:p>0,002360413202637</text:p>
          </table:table-cell>
          <table:table-cell office:value-type="float" office:value="27" calcext:value-type="float">
            <text:p>27</text:p>
          </table:table-cell>
          <table:table-cell office:value-type="float" office:value="0.00232015629286504" calcext:value-type="float">
            <text:p>0,0023201562928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232009574615438" calcext:value-type="float">
            <text:p>0,002320095746154</text:p>
          </table:table-cell>
          <table:table-cell office:value-type="float" office:value="28" calcext:value-type="float">
            <text:p>28</text:p>
          </table:table-cell>
          <table:table-cell office:value-type="float" office:value="0.0023585423100644" calcext:value-type="float">
            <text:p>0,002358542310064</text:p>
          </table:table-cell>
          <table:table-cell office:value-type="float" office:value="28" calcext:value-type="float">
            <text:p>28</text:p>
          </table:table-cell>
          <table:table-cell office:value-type="float" office:value="0.00231953037411013" calcext:value-type="float">
            <text:p>0,002319530374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.00231988302410046" calcext:value-type="float">
            <text:p>0,0023198830241</text:p>
          </table:table-cell>
          <table:table-cell office:value-type="float" office:value="29" calcext:value-type="float">
            <text:p>29</text:p>
          </table:table-cell>
          <table:table-cell office:value-type="float" office:value="0.00235753028509907" calcext:value-type="float">
            <text:p>0,002357530285099</text:p>
          </table:table-cell>
          <table:table-cell office:value-type="float" office:value="29" calcext:value-type="float">
            <text:p>29</text:p>
          </table:table-cell>
          <table:table-cell office:value-type="float" office:value="0.00231925820760684" calcext:value-type="float">
            <text:p>0,0023192582076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231915358123809" calcext:value-type="float">
            <text:p>0,002319153581238</text:p>
          </table:table-cell>
          <table:table-cell office:value-type="float" office:value="30" calcext:value-type="float">
            <text:p>30</text:p>
          </table:table-cell>
          <table:table-cell office:value-type="float" office:value="0.00235665641295555" calcext:value-type="float">
            <text:p>0,002356656412956</text:p>
          </table:table-cell>
          <table:table-cell office:value-type="float" office:value="30" calcext:value-type="float">
            <text:p>30</text:p>
          </table:table-cell>
          <table:table-cell office:value-type="float" office:value="0.00231918959831961" calcext:value-type="float">
            <text:p>0,002319189598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0.00231889573985978" calcext:value-type="float">
            <text:p>0,00231889573986</text:p>
          </table:table-cell>
          <table:table-cell office:value-type="float" office:value="31" calcext:value-type="float">
            <text:p>31</text:p>
          </table:table-cell>
          <table:table-cell office:value-type="float" office:value="0.0023559658906159" calcext:value-type="float">
            <text:p>0,002355965890616</text:p>
          </table:table-cell>
          <table:table-cell office:value-type="float" office:value="31" calcext:value-type="float">
            <text:p>31</text:p>
          </table:table-cell>
          <table:table-cell office:value-type="float" office:value="0.00231894853922371" calcext:value-type="float">
            <text:p>0,002318948539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231867012028279" calcext:value-type="float">
            <text:p>0,002318670120283</text:p>
          </table:table-cell>
          <table:table-cell office:value-type="float" office:value="32" calcext:value-type="float">
            <text:p>32</text:p>
          </table:table-cell>
          <table:table-cell office:value-type="float" office:value="0.0023557388307366" calcext:value-type="float">
            <text:p>0,002355738830737</text:p>
          </table:table-cell>
          <table:table-cell office:value-type="float" office:value="32" calcext:value-type="float">
            <text:p>32</text:p>
          </table:table-cell>
          <table:table-cell office:value-type="float" office:value="0.00231878206088205" calcext:value-type="float">
            <text:p>0,0023187820608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.00231873192687022" calcext:value-type="float">
            <text:p>0,00231873192687</text:p>
          </table:table-cell>
          <table:table-cell office:value-type="float" office:value="33" calcext:value-type="float">
            <text:p>33</text:p>
          </table:table-cell>
          <table:table-cell office:value-type="float" office:value="0.00235545515838936" calcext:value-type="float">
            <text:p>0,002355455158389</text:p>
          </table:table-cell>
          <table:table-cell office:value-type="float" office:value="33" calcext:value-type="float">
            <text:p>33</text:p>
          </table:table-cell>
          <table:table-cell office:value-type="float" office:value="0.00231870229052353" calcext:value-type="float">
            <text:p>0,0023187022905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34" calcext:value-type="float">
            <text:p>34</text:p>
          </table:table-cell>
          <table:table-cell office:value-type="float" office:value="0.00235517879479754" calcext:value-type="float">
            <text:p>0,002355178794798</text:p>
          </table:table-cell>
          <table:table-cell office:value-type="float" office:value="34" calcext:value-type="float">
            <text:p>34</text:p>
          </table:table-cell>
          <table:table-cell office:value-type="float" office:value="0.00231875669653283" calcext:value-type="float">
            <text:p>0,0023187566965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35" calcext:value-type="float">
            <text:p>35</text:p>
          </table:table-cell>
          <table:table-cell office:value-type="float" office:value="0.00235514938174327" calcext:value-type="float">
            <text:p>0,002355149381743</text:p>
          </table:table-cell>
          <table:table-cell office:value-type="float" office:value="35" calcext:value-type="float">
            <text:p>35</text:p>
          </table:table-cell>
          <table:table-cell office:value-type="float" office:value="0.00231855062500938" calcext:value-type="float">
            <text:p>0,002318550625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36" calcext:value-type="float">
            <text:p>36</text:p>
          </table:table-cell>
          <table:table-cell office:value-type="float" office:value="0.002355116200138" calcext:value-type="float">
            <text:p>0,002355116200138</text:p>
          </table:table-cell>
          <table:table-cell office:value-type="float" office:value="36" calcext:value-type="float">
            <text:p>36</text:p>
          </table:table-cell>
          <table:table-cell office:value-type="float" office:value="0.0023185223207475" calcext:value-type="float">
            <text:p>0,0023185223207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37" calcext:value-type="float">
            <text:p>37</text:p>
          </table:table-cell>
          <table:table-cell office:value-type="float" office:value="0.00235474898280905" calcext:value-type="float">
            <text:p>0,002354748982809</text:p>
          </table:table-cell>
          <table:table-cell office:value-type="float" office:value="37" calcext:value-type="float">
            <text:p>37</text:p>
          </table:table-cell>
          <table:table-cell office:value-type="float" office:value="0.00231832450033837" calcext:value-type="float">
            <text:p>0,0023183245003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38" calcext:value-type="float">
            <text:p>38</text:p>
          </table:table-cell>
          <table:table-cell office:value-type="float" office:value="0.00235459166757959" calcext:value-type="float">
            <text:p>0,00235459166758</text:p>
          </table:table-cell>
          <table:table-cell office:value-type="float" office:value="38" calcext:value-type="float">
            <text:p>38</text:p>
          </table:table-cell>
          <table:table-cell office:value-type="float" office:value="0.00231713291963144" calcext:value-type="float">
            <text:p>0,0023171329196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39" calcext:value-type="float">
            <text:p>39</text:p>
          </table:table-cell>
          <table:table-cell office:value-type="float" office:value="0.00235425572828701" calcext:value-type="float">
            <text:p>0,002354255728287</text:p>
          </table:table-cell>
          <table:table-cell office:value-type="float" office:value="39" calcext:value-type="float">
            <text:p>39</text:p>
          </table:table-cell>
          <table:table-cell office:value-type="float" office:value="0.00231634729972967" calcext:value-type="float">
            <text:p>0,002316347299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0" calcext:value-type="float">
            <text:p>40</text:p>
          </table:table-cell>
          <table:table-cell office:value-type="float" office:value="0.0023546770688112" calcext:value-type="float">
            <text:p>0,002354677068811</text:p>
          </table:table-cell>
          <table:table-cell office:value-type="float" office:value="40" calcext:value-type="float">
            <text:p>40</text:p>
          </table:table-cell>
          <table:table-cell office:value-type="float" office:value="0.00231565785466782" calcext:value-type="float">
            <text:p>0,0023156578546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1" calcext:value-type="float">
            <text:p>41</text:p>
          </table:table-cell>
          <table:table-cell office:value-type="float" office:value="0.0023546855292236" calcext:value-type="float">
            <text:p>0,002354685529224</text:p>
          </table:table-cell>
          <table:table-cell office:value-type="float" office:value="41" calcext:value-type="float">
            <text:p>41</text:p>
          </table:table-cell>
          <table:table-cell office:value-type="float" office:value="0.00231518273404132" calcext:value-type="float">
            <text:p>0,0023151827340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2" calcext:value-type="float">
            <text:p>42</text:p>
          </table:table-cell>
          <table:table-cell office:value-type="float" office:value="0.00235428379561518" calcext:value-type="float">
            <text:p>0,002354283795615</text:p>
          </table:table-cell>
          <table:table-cell office:value-type="float" office:value="42" calcext:value-type="float">
            <text:p>42</text:p>
          </table:table-cell>
          <table:table-cell office:value-type="float" office:value="0.00231504099527056" calcext:value-type="float">
            <text:p>0,0023150409952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3" calcext:value-type="float">
            <text:p>43</text:p>
          </table:table-cell>
          <table:table-cell office:value-type="float" office:value="0.00235411480286202" calcext:value-type="float">
            <text:p>0,002354114802862</text:p>
          </table:table-cell>
          <table:table-cell office:value-type="float" office:value="43" calcext:value-type="float">
            <text:p>43</text:p>
          </table:table-cell>
          <table:table-cell office:value-type="float" office:value="0.00231489568654478" calcext:value-type="float">
            <text:p>0,002314895686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4" calcext:value-type="float">
            <text:p>44</text:p>
          </table:table-cell>
          <table:table-cell office:value-type="float" office:value="0.00235380702939179" calcext:value-type="float">
            <text:p>0,002353807029392</text:p>
          </table:table-cell>
          <table:table-cell office:value-type="float" office:value="44" calcext:value-type="float">
            <text:p>44</text:p>
          </table:table-cell>
          <table:table-cell office:value-type="float" office:value="0.00231475867278264" calcext:value-type="float">
            <text:p>0,0023147586727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5" calcext:value-type="float">
            <text:p>45</text:p>
          </table:table-cell>
          <table:table-cell office:value-type="float" office:value="0.00235347531351122" calcext:value-type="float">
            <text:p>0,002353475313511</text:p>
          </table:table-cell>
          <table:table-cell office:value-type="float" office:value="45" calcext:value-type="float">
            <text:p>45</text:p>
          </table:table-cell>
          <table:table-cell office:value-type="float" office:value="0.00231471323256913" calcext:value-type="float">
            <text:p>0,0023147132325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6" calcext:value-type="float">
            <text:p>46</text:p>
          </table:table-cell>
          <table:table-cell office:value-type="float" office:value="0.00235337224503293" calcext:value-type="float">
            <text:p>0,002353372245033</text:p>
          </table:table-cell>
          <table:table-cell office:value-type="float" office:value="46" calcext:value-type="float">
            <text:p>46</text:p>
          </table:table-cell>
          <table:table-cell office:value-type="float" office:value="0.00231471323256913" calcext:value-type="float">
            <text:p>0,0023147132325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7" calcext:value-type="float">
            <text:p>47</text:p>
          </table:table-cell>
          <table:table-cell office:value-type="float" office:value="0.00235332862261768" calcext:value-type="float">
            <text:p>0,002353328622618</text:p>
          </table:table-cell>
          <table:table-cell office:value-type="float" office:value="47" calcext:value-type="float">
            <text:p>47</text:p>
          </table:table-cell>
          <table:table-cell office:value-type="float" office:value="0.00231471323256912" calcext:value-type="float">
            <text:p>0,0023147132325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8" calcext:value-type="float">
            <text:p>48</text:p>
          </table:table-cell>
          <table:table-cell office:value-type="float" office:value="0.00235326092074767" calcext:value-type="float">
            <text:p>0,002353260920748</text:p>
          </table:table-cell>
          <table:table-cell office:value-type="float" office:value="48" calcext:value-type="float">
            <text:p>48</text:p>
          </table:table-cell>
          <table:table-cell office:value-type="float" office:value="0.00231471323256913" calcext:value-type="float">
            <text:p>0,0023147132325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49" calcext:value-type="float">
            <text:p>49</text:p>
          </table:table-cell>
          <table:table-cell office:value-type="float" office:value="0.00235326563073497" calcext:value-type="float">
            <text:p>0,002353265630735</text:p>
          </table:table-cell>
          <table:table-cell office:value-type="float" office:value="49" calcext:value-type="float">
            <text:p>49</text:p>
          </table:table-cell>
          <table:table-cell office:value-type="float" office:value="0.00231471323256913" calcext:value-type="float">
            <text:p>0,0023147132325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0231873192687021" calcext:value-type="float">
            <text:p>0,00231873192687</text:p>
          </table:table-cell>
          <table:table-cell office:value-type="float" office:value="50" calcext:value-type="float">
            <text:p>50</text:p>
          </table:table-cell>
          <table:table-cell office:value-type="float" office:value="0.00235326563073498" calcext:value-type="float">
            <text:p>0,002353265630735</text:p>
          </table:table-cell>
          <table:table-cell office:value-type="float" office:value="50" calcext:value-type="float">
            <text:p>50</text:p>
          </table:table-cell>
          <table:table-cell office:value-type="float" office:value="0.00231471323256913" calcext:value-type="float">
            <text:p>0,002314713232569</text:p>
          </table:table-cell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1:33:05.6315829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5T13:51:23.161570180</dc:date>
    <meta:editing-duration>PT18H41M27S</meta:editing-duration>
    <meta:editing-cycles>8</meta:editing-cycles>
    <meta:generator>LibreOffice/6.0.7.3$Linux_X86_64 LibreOffice_project/00m0$Build-3</meta:generator>
    <meta:document-statistic meta:table-count="2" meta:cell-count="6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617cm" svg:y="0.316cm" chart:style-name="ch2">
          <text:p>Comparación</text:p>
        </chart:title>
        <chart:legend chart:legend-position="end" svg:x="12.428cm" svg:y="3.706cm" style:legend-expansion="high" chart:style-name="ch3"/>
        <chart:plot-area chart:style-name="ch4" table:cell-range-address="'Grafica Conejo'.A3:'Grafica Conejo'.B52 'Grafica Conejo'.A1:'Grafica Conejo'.A1 'Grafica Conejo'.C1:'Grafica Conejo'.C1 'Grafica Conejo'.D3:'Grafica Conejo'.D52 'Grafica Conejo'.E1:'Grafica Conejo'.E1 'Grafica Conejo'.F3:'Grafica Conejo'.F52" chart:data-source-has-labels="both" svg:x="1.331cm" svg:y="1.275cm" svg:width="10.777cm" svg:height="6.57cm">
          <chartooo:coordinate-region svg:x="2.429cm" svg:y="1.474cm" svg:width="9.679cm" svg:height="5.579cm"/>
          <chart:axis chart:dimension="x" chart:name="primary-x" chart:style-name="ch5" chartooo:axis-type="auto">
            <chartooo:date-scale/>
            <chart:title svg:x="5.868cm" svg:y="8.025cm" chart:style-name="ch6">
              <text:p>Iteraciones</text:p>
            </chart:title>
            <chart:categories table:cell-range-address="'Grafica Conejo'.A3:'Grafica Conejo'.A52"/>
            <chart:grid chart:style-name="ch7" chart:class="major"/>
          </chart:axis>
          <chart:axis chart:dimension="y" chart:name="primary-y" chart:style-name="ch8">
            <chart:title svg:x="0.451cm" svg:y="4.974cm" chart:style-name="ch9">
              <text:p>Error</text:p>
            </chart:title>
            <chart:grid chart:style-name="ch7" chart:class="major"/>
          </chart:axis>
          <chart:series chart:style-name="ch10" chart:values-cell-range-address="'Grafica Conejo'.B3:'Grafica Conejo'.B52" chart:label-cell-address="'Grafica Conejo'.A1:'Grafica Conejo'.A1" chart:class="chart:line">
            <chart:data-point chart:repeated="50"/>
          </chart:series>
          <chart:series chart:style-name="ch11" chart:values-cell-range-address="'Grafica Conejo'.D3:'Grafica Conejo'.D52" chart:label-cell-address="'Grafica Conejo'.C1:'Grafica Conejo'.C1" chart:class="chart:line">
            <chart:data-point chart:repeated="50"/>
          </chart:series>
          <chart:series chart:style-name="ch12" chart:values-cell-range-address="'Grafica Conejo'.F3:'Grafica Conejo'.F52" chart:label-cell-address="'Grafica Conejo'.E1:'Grafica Conejo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o</text:p>
                <draw:g>
                  <svg:desc>'Grafica Conejo'.A1:'Grafica Conejo'.A1</svg:desc>
                </draw:g>
              </table:table-cell>
              <table:table-cell office:value-type="string">
                <text:p>KD-Tree Java</text:p>
                <draw:g>
                  <svg:desc>'Grafica Conejo'.C1:'Grafica Conejo'.C1</svg:desc>
                </draw:g>
              </table:table-cell>
              <table:table-cell office:value-type="string">
                <text:p>KD-Tree Weka</text:p>
                <draw:g>
                  <svg:desc>'Grafica Conejo'.E1:'Grafica Conejo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fica Conejo'.A3:'Grafica Conejo'.A52</svg:desc>
                </draw:g>
              </table:table-cell>
              <table:table-cell office:value-type="float" office:value="0.0193227268851609">
                <text:p>0.0193227268851609</text:p>
                <draw:g>
                  <svg:desc>'Grafica Conejo'.B3:'Grafica Conejo'.B52</svg:desc>
                </draw:g>
              </table:table-cell>
              <table:table-cell office:value-type="float" office:value="0.0193408646664966">
                <text:p>0.0193408646664966</text:p>
                <draw:g>
                  <svg:desc>'Grafica Conejo'.D3:'Grafica Conejo'.D52</svg:desc>
                </draw:g>
              </table:table-cell>
              <table:table-cell office:value-type="float" office:value="0.0192878798541191">
                <text:p>0.0192878798541191</text:p>
                <draw:g>
                  <svg:desc>'Grafica Conejo'.F3:'Grafica Conejo'.F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99219505294568">
                <text:p>0.00799219505294568</text:p>
              </table:table-cell>
              <table:table-cell office:value-type="float" office:value="0.00804111382335262">
                <text:p>0.00804111382335262</text:p>
              </table:table-cell>
              <table:table-cell office:value-type="float" office:value="0.00798930390096582">
                <text:p>0.007989303900965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6075521476782">
                <text:p>0.00446075521476782</text:p>
              </table:table-cell>
              <table:table-cell office:value-type="float" office:value="0.0045140948082117">
                <text:p>0.0045140948082117</text:p>
              </table:table-cell>
              <table:table-cell office:value-type="float" office:value="0.00446756397513601">
                <text:p>0.004467563975136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08886446569558">
                <text:p>0.00308886446569558</text:p>
              </table:table-cell>
              <table:table-cell office:value-type="float" office:value="0.00315705976189783">
                <text:p>0.00315705976189783</text:p>
              </table:table-cell>
              <table:table-cell office:value-type="float" office:value="0.00310103316756342">
                <text:p>0.003101033167563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49702279392926">
                <text:p>0.00249702279392926</text:p>
              </table:table-cell>
              <table:table-cell office:value-type="float" office:value="0.00257083467518239">
                <text:p>0.00257083467518239</text:p>
              </table:table-cell>
              <table:table-cell office:value-type="float" office:value="0.00250782949690992">
                <text:p>0.002507829496909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13403138844759">
                <text:p>0.00213403138844759</text:p>
              </table:table-cell>
              <table:table-cell office:value-type="float" office:value="0.00220112073352172">
                <text:p>0.00220112073352172</text:p>
              </table:table-cell>
              <table:table-cell office:value-type="float" office:value="0.002141298531166">
                <text:p>0.0021412985311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8702994334635">
                <text:p>0.0018702994334635</text:p>
              </table:table-cell>
              <table:table-cell office:value-type="float" office:value="0.00193158259193172">
                <text:p>0.00193158259193172</text:p>
              </table:table-cell>
              <table:table-cell office:value-type="float" office:value="0.0018752341394715">
                <text:p>0.00187523413947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67014381465786">
                <text:p>0.00167014381465786</text:p>
              </table:table-cell>
              <table:table-cell office:value-type="float" office:value="0.00172797121460607">
                <text:p>0.00172797121460607</text:p>
              </table:table-cell>
              <table:table-cell office:value-type="float" office:value="0.00167290059426508">
                <text:p>0.00167290059426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52127567423677">
                <text:p>0.00152127567423677</text:p>
              </table:table-cell>
              <table:table-cell office:value-type="float" office:value="0.00157701902729579">
                <text:p>0.00157701902729579</text:p>
              </table:table-cell>
              <table:table-cell office:value-type="float" office:value="0.00152167644821419">
                <text:p>0.001521676448214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40891315827917">
                <text:p>0.00140891315827917</text:p>
              </table:table-cell>
              <table:table-cell office:value-type="float" office:value="0.00146297571496578">
                <text:p>0.00146297571496578</text:p>
              </table:table-cell>
              <table:table-cell office:value-type="float" office:value="0.00140936791563925">
                <text:p>0.001409367915639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32320149854875">
                <text:p>0.00132320149854875</text:p>
              </table:table-cell>
              <table:table-cell office:value-type="float" office:value="0.00137795626005429">
                <text:p>0.00137795626005429</text:p>
              </table:table-cell>
              <table:table-cell office:value-type="float" office:value="0.00132196911115233">
                <text:p>0.001321969111152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2591923988938">
                <text:p>0.0012591923988938</text:p>
              </table:table-cell>
              <table:table-cell office:value-type="float" office:value="0.0013185561268103">
                <text:p>0.0013185561268103</text:p>
              </table:table-cell>
              <table:table-cell office:value-type="float" office:value="0.00125827277863753">
                <text:p>0.001258272778637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2130673510085">
                <text:p>0.0012130673510085</text:p>
              </table:table-cell>
              <table:table-cell office:value-type="float" office:value="0.00127051356898645">
                <text:p>0.00127051356898645</text:p>
              </table:table-cell>
              <table:table-cell office:value-type="float" office:value="0.00121131682706081">
                <text:p>0.001211316827060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118226902857909">
                <text:p>0.00118226902857909</text:p>
              </table:table-cell>
              <table:table-cell office:value-type="float" office:value="0.00123508809950764">
                <text:p>0.00123508809950764</text:p>
              </table:table-cell>
              <table:table-cell office:value-type="float" office:value="0.0011812063955537">
                <text:p>0.00118120639555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116154530225035">
                <text:p>0.00116154530225035</text:p>
              </table:table-cell>
              <table:table-cell office:value-type="float" office:value="0.00121190647203271">
                <text:p>0.00121190647203271</text:p>
              </table:table-cell>
              <table:table-cell office:value-type="float" office:value="0.00116079824686399">
                <text:p>0.001160798246863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14601924174335">
                <text:p>0.00114601924174335</text:p>
              </table:table-cell>
              <table:table-cell office:value-type="float" office:value="0.00119720881374041">
                <text:p>0.00119720881374041</text:p>
              </table:table-cell>
              <table:table-cell office:value-type="float" office:value="0.00114551786075296">
                <text:p>0.001145517860752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113423986225386">
                <text:p>0.00113423986225386</text:p>
              </table:table-cell>
              <table:table-cell office:value-type="float" office:value="0.00118338641653166">
                <text:p>0.00118338641653166</text:p>
              </table:table-cell>
              <table:table-cell office:value-type="float" office:value="0.00113326394798487">
                <text:p>0.001133263947984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112924953594292">
                <text:p>0.00112924953594292</text:p>
              </table:table-cell>
              <table:table-cell office:value-type="float" office:value="0.00117445212322816">
                <text:p>0.00117445212322816</text:p>
              </table:table-cell>
              <table:table-cell office:value-type="float" office:value="0.00112843818403956">
                <text:p>0.001128438184039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112453143035699">
                <text:p>0.00112453143035699</text:p>
              </table:table-cell>
              <table:table-cell office:value-type="float" office:value="0.00116910881716059">
                <text:p>0.00116910881716059</text:p>
              </table:table-cell>
              <table:table-cell office:value-type="float" office:value="0.00112375709978993">
                <text:p>0.0011237570997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12225361693709">
                <text:p>0.00112225361693709</text:p>
              </table:table-cell>
              <table:table-cell office:value-type="float" office:value="0.00116527141478895">
                <text:p>0.00116527141478895</text:p>
              </table:table-cell>
              <table:table-cell office:value-type="float" office:value="0.00112119404504825">
                <text:p>0.00112119404504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111926414678547">
                <text:p>0.00111926414678547</text:p>
              </table:table-cell>
              <table:table-cell office:value-type="float" office:value="0.00116278112603059">
                <text:p>0.00116278112603059</text:p>
              </table:table-cell>
              <table:table-cell office:value-type="float" office:value="0.00111898115498119">
                <text:p>0.001118981154981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111524968980958">
                <text:p>0.00111524968980958</text:p>
              </table:table-cell>
              <table:table-cell office:value-type="float" office:value="0.00116119490452833">
                <text:p>0.00116119490452833</text:p>
              </table:table-cell>
              <table:table-cell office:value-type="float" office:value="0.0011148988177003">
                <text:p>0.00111489881770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11068584667528">
                <text:p>0.00111068584667528</text:p>
              </table:table-cell>
              <table:table-cell office:value-type="float" office:value="0.00115866929143803">
                <text:p>0.00115866929143803</text:p>
              </table:table-cell>
              <table:table-cell office:value-type="float" office:value="0.00111002776567165">
                <text:p>0.001110027765671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110649976548038">
                <text:p>0.00110649976548038</text:p>
              </table:table-cell>
              <table:table-cell office:value-type="float" office:value="0.00115627495357042">
                <text:p>0.00115627495357042</text:p>
              </table:table-cell>
              <table:table-cell office:value-type="float" office:value="0.00110594698714749">
                <text:p>0.001105946987147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11026297928687">
                <text:p>0.0011026297928687</text:p>
              </table:table-cell>
              <table:table-cell office:value-type="float" office:value="0.00115483338409551">
                <text:p>0.00115483338409551</text:p>
              </table:table-cell>
              <table:table-cell office:value-type="float" office:value="0.00110243806809129">
                <text:p>0.001102438068091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109957248240169">
                <text:p>0.00109957248240169</text:p>
              </table:table-cell>
              <table:table-cell office:value-type="float" office:value="0.00115362429402566">
                <text:p>0.00115362429402566</text:p>
              </table:table-cell>
              <table:table-cell office:value-type="float" office:value="0.00109963768420046">
                <text:p>0.001099637684200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109823715173928">
                <text:p>0.00109823715173928</text:p>
              </table:table-cell>
              <table:table-cell office:value-type="float" office:value="0.00115202366165916">
                <text:p>0.00115202366165916</text:p>
              </table:table-cell>
              <table:table-cell office:value-type="float" office:value="0.00109800275458502">
                <text:p>0.001098002754585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09701431305563">
                <text:p>0.00109701431305563</text:p>
              </table:table-cell>
              <table:table-cell office:value-type="float" office:value="0.00114987185042313">
                <text:p>0.00114987185042313</text:p>
              </table:table-cell>
              <table:table-cell office:value-type="float" office:value="0.00109701895592522">
                <text:p>0.00109701895592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109607911504117">
                <text:p>0.00109607911504117</text:p>
              </table:table-cell>
              <table:table-cell office:value-type="float" office:value="0.00114883588216103">
                <text:p>0.00114883588216103</text:p>
              </table:table-cell>
              <table:table-cell office:value-type="float" office:value="0.00109597101451146">
                <text:p>0.001095971014511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109515105666319">
                <text:p>0.00109515105666319</text:p>
              </table:table-cell>
              <table:table-cell office:value-type="float" office:value="0.00114746859933842">
                <text:p>0.00114746859933842</text:p>
              </table:table-cell>
              <table:table-cell office:value-type="float" office:value="0.00109511963277199">
                <text:p>0.001095119632771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109493411988767">
                <text:p>0.00109493411988767</text:p>
              </table:table-cell>
              <table:table-cell office:value-type="float" office:value="0.00114555969638954">
                <text:p>0.00114555969638954</text:p>
              </table:table-cell>
              <table:table-cell office:value-type="float" office:value="0.00109479707463092">
                <text:p>0.001094797074630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109437662761706">
                <text:p>0.00109437662761706</text:p>
              </table:table-cell>
              <table:table-cell office:value-type="float" office:value="0.00114395683453703">
                <text:p>0.00114395683453703</text:p>
              </table:table-cell>
              <table:table-cell office:value-type="float" office:value="0.00109393579885419">
                <text:p>0.001093935798854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10933251090494">
                <text:p>0.0010933251090494</text:p>
              </table:table-cell>
              <table:table-cell office:value-type="float" office:value="0.00114338996237883">
                <text:p>0.00114338996237883</text:p>
              </table:table-cell>
              <table:table-cell office:value-type="float" office:value="0.00109323914750629">
                <text:p>0.001093239147506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109240156783441">
                <text:p>0.00109240156783441</text:p>
              </table:table-cell>
              <table:table-cell office:value-type="float" office:value="0.00114309407076552">
                <text:p>0.00114309407076552</text:p>
              </table:table-cell>
              <table:table-cell office:value-type="float" office:value="0.00109232957240076">
                <text:p>0.001092329572400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109167456322368">
                <text:p>0.00109167456322368</text:p>
              </table:table-cell>
              <table:table-cell office:value-type="float" office:value="0.00114248182990893">
                <text:p>0.00114248182990893</text:p>
              </table:table-cell>
              <table:table-cell office:value-type="float" office:value="0.00109170840748577">
                <text:p>0.001091708407485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109109986517131">
                <text:p>0.00109109986517131</text:p>
              </table:table-cell>
              <table:table-cell office:value-type="float" office:value="0.00114150154579888">
                <text:p>0.00114150154579888</text:p>
              </table:table-cell>
              <table:table-cell office:value-type="float" office:value="0.00109115214321707">
                <text:p>0.001091152143217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109074147869336">
                <text:p>0.00109074147869336</text:p>
              </table:table-cell>
              <table:table-cell office:value-type="float" office:value="0.00114063956374374">
                <text:p>0.00114063956374374</text:p>
              </table:table-cell>
              <table:table-cell office:value-type="float" office:value="0.00109065604763635">
                <text:p>0.001090656047636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109055187840764">
                <text:p>0.00109055187840764</text:p>
              </table:table-cell>
              <table:table-cell office:value-type="float" office:value="0.00114018307721062">
                <text:p>0.00114018307721062</text:p>
              </table:table-cell>
              <table:table-cell office:value-type="float" office:value="0.0010905871301094">
                <text:p>0.00109058713010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109056211667219">
                <text:p>0.00109056211667219</text:p>
              </table:table-cell>
              <table:table-cell office:value-type="float" office:value="0.00113991623142269">
                <text:p>0.00113991623142269</text:p>
              </table:table-cell>
              <table:table-cell office:value-type="float" office:value="0.00109042517377422">
                <text:p>0.00109042517377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09040153269357">
                <text:p>0.00109040153269357</text:p>
              </table:table-cell>
              <table:table-cell office:value-type="float" office:value="0.00113932560358997">
                <text:p>0.00113932560358997</text:p>
              </table:table-cell>
              <table:table-cell office:value-type="float" office:value="0.00109042707888671">
                <text:p>0.001090427078886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109033769761221">
                <text:p>0.00109033769761221</text:p>
              </table:table-cell>
              <table:table-cell office:value-type="float" office:value="0.00113906537643576">
                <text:p>0.00113906537643576</text:p>
              </table:table-cell>
              <table:table-cell office:value-type="float" office:value="0.00109034266550027">
                <text:p>0.001090342665500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109033033832191">
                <text:p>0.00109033033832191</text:p>
              </table:table-cell>
              <table:table-cell office:value-type="float" office:value="0.0011388298244823">
                <text:p>0.0011388298244823</text:p>
              </table:table-cell>
              <table:table-cell office:value-type="float" office:value="0.00109028507124225">
                <text:p>0.001090285071242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109023711069479">
                <text:p>0.00109023711069479</text:p>
              </table:table-cell>
              <table:table-cell office:value-type="float" office:value="0.00113862620903237">
                <text:p>0.00113862620903237</text:p>
              </table:table-cell>
              <table:table-cell office:value-type="float" office:value="0.00109024089379426">
                <text:p>0.001090240893794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109023391166511">
                <text:p>0.00109023391166511</text:p>
              </table:table-cell>
              <table:table-cell office:value-type="float" office:value="0.00113836204061823">
                <text:p>0.00113836204061823</text:p>
              </table:table-cell>
              <table:table-cell office:value-type="float" office:value="0.0010902008896629">
                <text:p>0.00109020088966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0902008896629">
                <text:p>0.0010902008896629</text:p>
              </table:table-cell>
              <table:table-cell office:value-type="float" office:value="0.00113813267467817">
                <text:p>0.00113813267467817</text:p>
              </table:table-cell>
              <table:table-cell office:value-type="float" office:value="0.00109020227880015">
                <text:p>0.001090202278800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109020227880017">
                <text:p>0.00109020227880017</text:p>
              </table:table-cell>
              <table:table-cell office:value-type="float" office:value="0.00113814318703701">
                <text:p>0.00113814318703701</text:p>
              </table:table-cell>
              <table:table-cell office:value-type="float" office:value="0.00109023323763764">
                <text:p>0.0010902332376376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09023323763765">
                <text:p>0.00109023323763765</text:p>
              </table:table-cell>
              <table:table-cell office:value-type="float" office:value="0.00113809519859085">
                <text:p>0.00113809519859085</text:p>
              </table:table-cell>
              <table:table-cell office:value-type="float" office:value="0.00109024137684763">
                <text:p>0.001090241376847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109024137684765">
                <text:p>0.00109024137684765</text:p>
              </table:table-cell>
              <table:table-cell office:value-type="float" office:value="0.00113810779041042">
                <text:p>0.00113810779041042</text:p>
              </table:table-cell>
              <table:table-cell office:value-type="float" office:value="0.0010902502402351">
                <text:p>0.001090250240235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109025024023511">
                <text:p>0.00109025024023511</text:p>
              </table:table-cell>
              <table:table-cell office:value-type="float" office:value="0.00113810318296349">
                <text:p>0.00113810318296349</text:p>
              </table:table-cell>
              <table:table-cell office:value-type="float" office:value="0.00109023759611829">
                <text:p>0.001090237596118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0902375961183">
                <text:p>0.0010902375961183</text:p>
              </table:table-cell>
              <table:table-cell office:value-type="float" office:value="0.00113806093417559">
                <text:p>0.00113806093417559</text:p>
              </table:table-cell>
              <table:table-cell office:value-type="float" office:value="0.00109023759611825">
                <text:p>0.00109023759611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617cm" svg:y="0.316cm" chart:style-name="ch2">
          <text:p>Comparación</text:p>
        </chart:title>
        <chart:legend chart:legend-position="end" svg:x="12.428cm" svg:y="3.706cm" style:legend-expansion="high" chart:style-name="ch3"/>
        <chart:plot-area chart:style-name="ch4" table:cell-range-address="'Grafica Armadillo'.A3:'Grafica Armadillo'.B52 'Grafica Armadillo'.A1:'Grafica Armadillo'.A1 'Grafica Armadillo'.C1:'Grafica Armadillo'.C1 'Grafica Armadillo'.D3:'Grafica Armadillo'.D52 'Grafica Armadillo'.E1:'Grafica Armadillo'.E1 'Grafica Armadillo'.F3:'Grafica Armadillo'.F52" chart:data-source-has-labels="both" svg:x="1.331cm" svg:y="1.275cm" svg:width="10.777cm" svg:height="6.57cm">
          <chartooo:coordinate-region svg:x="2.429cm" svg:y="1.474cm" svg:width="9.679cm" svg:height="5.579cm"/>
          <chart:axis chart:dimension="x" chart:name="primary-x" chart:style-name="ch5" chartooo:axis-type="auto">
            <chartooo:date-scale/>
            <chart:title svg:x="5.868cm" svg:y="8.025cm" chart:style-name="ch6">
              <text:p>Iteraciones</text:p>
            </chart:title>
            <chart:categories table:cell-range-address="'Grafica Armadillo'.A3:'Grafica Armadillo'.A52"/>
            <chart:grid chart:style-name="ch7" chart:class="major"/>
          </chart:axis>
          <chart:axis chart:dimension="y" chart:name="primary-y" chart:style-name="ch8">
            <chart:title svg:x="0.451cm" svg:y="4.974cm" chart:style-name="ch9">
              <text:p>Error</text:p>
            </chart:title>
            <chart:grid chart:style-name="ch7" chart:class="major"/>
          </chart:axis>
          <chart:series chart:style-name="ch10" chart:values-cell-range-address="'Grafica Armadillo'.B3:'Grafica Armadillo'.B52" chart:label-cell-address="'Grafica Armadillo'.A1:'Grafica Armadillo'.A1" chart:class="chart:line">
            <chart:data-point chart:repeated="50"/>
          </chart:series>
          <chart:series chart:style-name="ch11" chart:values-cell-range-address="'Grafica Armadillo'.D3:'Grafica Armadillo'.D52" chart:label-cell-address="'Grafica Armadillo'.C1:'Grafica Armadillo'.C1" chart:class="chart:line">
            <chart:data-point chart:repeated="50"/>
          </chart:series>
          <chart:series chart:style-name="ch12" chart:values-cell-range-address="'Grafica Armadillo'.F3:'Grafica Armadillo'.F52" chart:label-cell-address="'Grafica Armadillo'.E1:'Grafica Armadillo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o</text:p>
                <draw:g>
                  <svg:desc>'Grafica Armadillo'.A1:'Grafica Armadillo'.A1</svg:desc>
                </draw:g>
              </table:table-cell>
              <table:table-cell office:value-type="string">
                <text:p>KD-Tree Java</text:p>
                <draw:g>
                  <svg:desc>'Grafica Armadillo'.C1:'Grafica Armadillo'.C1</svg:desc>
                </draw:g>
              </table:table-cell>
              <table:table-cell office:value-type="string">
                <text:p>KD-Tree Weka</text:p>
                <draw:g>
                  <svg:desc>'Grafica Armadillo'.E1:'Grafica Armadillo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fica Armadillo'.A3:'Grafica Armadillo'.A52</svg:desc>
                </draw:g>
              </table:table-cell>
              <table:table-cell office:value-type="float" office:value="0.0105325403190401">
                <text:p>0.0105325403190401</text:p>
                <draw:g>
                  <svg:desc>'Grafica Armadillo'.B3:'Grafica Armadillo'.B52</svg:desc>
                </draw:g>
              </table:table-cell>
              <table:table-cell office:value-type="float" office:value="0.010590758094632">
                <text:p>0.010590758094632</text:p>
                <draw:g>
                  <svg:desc>'Grafica Armadillo'.D3:'Grafica Armadillo'.D52</svg:desc>
                </draw:g>
              </table:table-cell>
              <table:table-cell office:value-type="float" office:value="0.0105508777906163">
                <text:p>0.0105508777906163</text:p>
                <draw:g>
                  <svg:desc>'Grafica Armadillo'.F3:'Grafica Armadillo'.F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28410370109151">
                <text:p>0.00628410370109151</text:p>
              </table:table-cell>
              <table:table-cell office:value-type="float" office:value="0.00637168772266298">
                <text:p>0.00637168772266298</text:p>
              </table:table-cell>
              <table:table-cell office:value-type="float" office:value="0.0062855754097218">
                <text:p>0.00628557540972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92755559618295">
                <text:p>0.00492755559618295</text:p>
              </table:table-cell>
              <table:table-cell office:value-type="float" office:value="0.00499928894596693">
                <text:p>0.00499928894596693</text:p>
              </table:table-cell>
              <table:table-cell office:value-type="float" office:value="0.00492824881531156">
                <text:p>0.00492824881531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14956204043772">
                <text:p>0.00414956204043772</text:p>
              </table:table-cell>
              <table:table-cell office:value-type="float" office:value="0.00420343494954197">
                <text:p>0.00420343494954197</text:p>
              </table:table-cell>
              <table:table-cell office:value-type="float" office:value="0.00415254825176312">
                <text:p>0.004152548251763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55302578072598">
                <text:p>0.00355302578072598</text:p>
              </table:table-cell>
              <table:table-cell office:value-type="float" office:value="0.00357313961988259">
                <text:p>0.00357313961988259</text:p>
              </table:table-cell>
              <table:table-cell office:value-type="float" office:value="0.0035485571332062">
                <text:p>0.00354855713320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07555629387163">
                <text:p>0.00307555629387163</text:p>
              </table:table-cell>
              <table:table-cell office:value-type="float" office:value="0.00310142876049672">
                <text:p>0.00310142876049672</text:p>
              </table:table-cell>
              <table:table-cell office:value-type="float" office:value="0.00307580423775246">
                <text:p>0.003075804237752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77179697533009">
                <text:p>0.00277179697533009</text:p>
              </table:table-cell>
              <table:table-cell office:value-type="float" office:value="0.00279272540620446">
                <text:p>0.00279272540620446</text:p>
              </table:table-cell>
              <table:table-cell office:value-type="float" office:value="0.00277413772096264">
                <text:p>0.002774137720962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58517312146933">
                <text:p>0.00258517312146933</text:p>
              </table:table-cell>
              <table:table-cell office:value-type="float" office:value="0.00260708627299977">
                <text:p>0.00260708627299977</text:p>
              </table:table-cell>
              <table:table-cell office:value-type="float" office:value="0.00258622972505405">
                <text:p>0.002586229725054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47831916199928">
                <text:p>0.00247831916199928</text:p>
              </table:table-cell>
              <table:table-cell office:value-type="float" office:value="0.00251251768158396">
                <text:p>0.00251251768158396</text:p>
              </table:table-cell>
              <table:table-cell office:value-type="float" office:value="0.00247884140415723">
                <text:p>0.002478841404157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42532439339221">
                <text:p>0.00242532439339221</text:p>
              </table:table-cell>
              <table:table-cell office:value-type="float" office:value="0.00245636174667512">
                <text:p>0.00245636174667512</text:p>
              </table:table-cell>
              <table:table-cell office:value-type="float" office:value="0.0024258143639894">
                <text:p>0.00242581436398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39265687001856">
                <text:p>0.00239265687001856</text:p>
              </table:table-cell>
              <table:table-cell office:value-type="float" office:value="0.00243079654373162">
                <text:p>0.00243079654373162</text:p>
              </table:table-cell>
              <table:table-cell office:value-type="float" office:value="0.00239264868727687">
                <text:p>0.002392648687276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37135919658636">
                <text:p>0.00237135919658636</text:p>
              </table:table-cell>
              <table:table-cell office:value-type="float" office:value="0.00241393621816418">
                <text:p>0.00241393621816418</text:p>
              </table:table-cell>
              <table:table-cell office:value-type="float" office:value="0.00237136313918539">
                <text:p>0.002371363139185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235942134218597">
                <text:p>0.00235942134218597</text:p>
              </table:table-cell>
              <table:table-cell office:value-type="float" office:value="0.00240028847272011">
                <text:p>0.00240028847272011</text:p>
              </table:table-cell>
              <table:table-cell office:value-type="float" office:value="0.00236053866359613">
                <text:p>0.002360538663596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34702721272819">
                <text:p>0.00234702721272819</text:p>
              </table:table-cell>
              <table:table-cell office:value-type="float" office:value="0.00239188119350348">
                <text:p>0.00239188119350348</text:p>
              </table:table-cell>
              <table:table-cell office:value-type="float" office:value="0.00234778920075112">
                <text:p>0.00234778920075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34096879530637">
                <text:p>0.00234096879530637</text:p>
              </table:table-cell>
              <table:table-cell office:value-type="float" office:value="0.00238654165097809">
                <text:p>0.00238654165097809</text:p>
              </table:table-cell>
              <table:table-cell office:value-type="float" office:value="0.00234094369845751">
                <text:p>0.002340943698457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33320721190746">
                <text:p>0.00233320721190746</text:p>
              </table:table-cell>
              <table:table-cell office:value-type="float" office:value="0.00238279667268038">
                <text:p>0.00238279667268038</text:p>
              </table:table-cell>
              <table:table-cell office:value-type="float" office:value="0.00233230350234703">
                <text:p>0.002332303502347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32977173539429">
                <text:p>0.00232977173539429</text:p>
              </table:table-cell>
              <table:table-cell office:value-type="float" office:value="0.00237759889365493">
                <text:p>0.00237759889365493</text:p>
              </table:table-cell>
              <table:table-cell office:value-type="float" office:value="0.00232926544419889">
                <text:p>0.002329265444198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32790844851733">
                <text:p>0.00232790844851733</text:p>
              </table:table-cell>
              <table:table-cell office:value-type="float" office:value="0.00237468530947238">
                <text:p>0.00237468530947238</text:p>
              </table:table-cell>
              <table:table-cell office:value-type="float" office:value="0.0023270081129036">
                <text:p>0.00232700811290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32691799226125">
                <text:p>0.00232691799226125</text:p>
              </table:table-cell>
              <table:table-cell office:value-type="float" office:value="0.00237415389331051">
                <text:p>0.00237415389331051</text:p>
              </table:table-cell>
              <table:table-cell office:value-type="float" office:value="0.00232639011533595">
                <text:p>0.002326390115335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32602655327957">
                <text:p>0.00232602655327957</text:p>
              </table:table-cell>
              <table:table-cell office:value-type="float" office:value="0.00237320209299732">
                <text:p>0.00237320209299732</text:p>
              </table:table-cell>
              <table:table-cell office:value-type="float" office:value="0.00232535511218018">
                <text:p>0.002325355112180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32539071963755">
                <text:p>0.00232539071963755</text:p>
              </table:table-cell>
              <table:table-cell office:value-type="float" office:value="0.00237098421616844">
                <text:p>0.00237098421616844</text:p>
              </table:table-cell>
              <table:table-cell office:value-type="float" office:value="0.00232486267655496">
                <text:p>0.002324862676554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32439883005634">
                <text:p>0.00232439883005634</text:p>
              </table:table-cell>
              <table:table-cell office:value-type="float" office:value="0.00236837682015439">
                <text:p>0.00236837682015439</text:p>
              </table:table-cell>
              <table:table-cell office:value-type="float" office:value="0.00232381767463597">
                <text:p>0.002323817674635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23238967521413">
                <text:p>0.0023238967521413</text:p>
              </table:table-cell>
              <table:table-cell office:value-type="float" office:value="0.00236781667563829">
                <text:p>0.00236781667563829</text:p>
              </table:table-cell>
              <table:table-cell office:value-type="float" office:value="0.00232211997090626">
                <text:p>0.002322119970906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32369088668095">
                <text:p>0.00232369088668095</text:p>
              </table:table-cell>
              <table:table-cell office:value-type="float" office:value="0.00236657952903613">
                <text:p>0.00236657952903613</text:p>
              </table:table-cell>
              <table:table-cell office:value-type="float" office:value="0.00232175162100761">
                <text:p>0.002321751621007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232334238030641">
                <text:p>0.00232334238030641</text:p>
              </table:table-cell>
              <table:table-cell office:value-type="float" office:value="0.00236460431019052">
                <text:p>0.00236460431019052</text:p>
              </table:table-cell>
              <table:table-cell office:value-type="float" office:value="0.00232157354227438">
                <text:p>0.0023215735422743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232228304854336">
                <text:p>0.00232228304854336</text:p>
              </table:table-cell>
              <table:table-cell office:value-type="float" office:value="0.00236257859108749">
                <text:p>0.00236257859108749</text:p>
              </table:table-cell>
              <table:table-cell office:value-type="float" office:value="0.0023214168276581">
                <text:p>0.00232141682765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232086988807069">
                <text:p>0.00232086988807069</text:p>
              </table:table-cell>
              <table:table-cell office:value-type="float" office:value="0.00236041320263701">
                <text:p>0.00236041320263701</text:p>
              </table:table-cell>
              <table:table-cell office:value-type="float" office:value="0.00232015629286504">
                <text:p>0.002320156292865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32009574615438">
                <text:p>0.00232009574615438</text:p>
              </table:table-cell>
              <table:table-cell office:value-type="float" office:value="0.0023585423100644">
                <text:p>0.0023585423100644</text:p>
              </table:table-cell>
              <table:table-cell office:value-type="float" office:value="0.00231953037411013">
                <text:p>0.002319530374110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231988302410046">
                <text:p>0.00231988302410046</text:p>
              </table:table-cell>
              <table:table-cell office:value-type="float" office:value="0.00235753028509907">
                <text:p>0.00235753028509907</text:p>
              </table:table-cell>
              <table:table-cell office:value-type="float" office:value="0.00231925820760684">
                <text:p>0.002319258207606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31915358123809">
                <text:p>0.00231915358123809</text:p>
              </table:table-cell>
              <table:table-cell office:value-type="float" office:value="0.00235665641295555">
                <text:p>0.00235665641295555</text:p>
              </table:table-cell>
              <table:table-cell office:value-type="float" office:value="0.00231918959831961">
                <text:p>0.002319189598319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231889573985978">
                <text:p>0.00231889573985978</text:p>
              </table:table-cell>
              <table:table-cell office:value-type="float" office:value="0.0023559658906159">
                <text:p>0.0023559658906159</text:p>
              </table:table-cell>
              <table:table-cell office:value-type="float" office:value="0.00231894853922371">
                <text:p>0.002318948539223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31867012028279">
                <text:p>0.00231867012028279</text:p>
              </table:table-cell>
              <table:table-cell office:value-type="float" office:value="0.0023557388307366">
                <text:p>0.0023557388307366</text:p>
              </table:table-cell>
              <table:table-cell office:value-type="float" office:value="0.00231878206088205">
                <text:p>0.0023187820608820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31873192687022">
                <text:p>0.00231873192687022</text:p>
              </table:table-cell>
              <table:table-cell office:value-type="float" office:value="0.00235545515838936">
                <text:p>0.00235545515838936</text:p>
              </table:table-cell>
              <table:table-cell office:value-type="float" office:value="0.00231870229052353">
                <text:p>0.002318702290523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517879479754">
                <text:p>0.00235517879479754</text:p>
              </table:table-cell>
              <table:table-cell office:value-type="float" office:value="0.00231875669653283">
                <text:p>0.002318756696532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514938174327">
                <text:p>0.00235514938174327</text:p>
              </table:table-cell>
              <table:table-cell office:value-type="float" office:value="0.00231855062500938">
                <text:p>0.002318550625009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5116200138">
                <text:p>0.002355116200138</text:p>
              </table:table-cell>
              <table:table-cell office:value-type="float" office:value="0.0023185223207475">
                <text:p>0.002318522320747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74898280905">
                <text:p>0.00235474898280905</text:p>
              </table:table-cell>
              <table:table-cell office:value-type="float" office:value="0.00231832450033837">
                <text:p>0.002318324500338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59166757959">
                <text:p>0.00235459166757959</text:p>
              </table:table-cell>
              <table:table-cell office:value-type="float" office:value="0.00231713291963144">
                <text:p>0.002317132919631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25572828701">
                <text:p>0.00235425572828701</text:p>
              </table:table-cell>
              <table:table-cell office:value-type="float" office:value="0.00231634729972967">
                <text:p>0.002316347299729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6770688112">
                <text:p>0.0023546770688112</text:p>
              </table:table-cell>
              <table:table-cell office:value-type="float" office:value="0.00231565785466782">
                <text:p>0.002315657854667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6855292236">
                <text:p>0.0023546855292236</text:p>
              </table:table-cell>
              <table:table-cell office:value-type="float" office:value="0.00231518273404132">
                <text:p>0.002315182734041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28379561518">
                <text:p>0.00235428379561518</text:p>
              </table:table-cell>
              <table:table-cell office:value-type="float" office:value="0.00231504099527056">
                <text:p>0.002315040995270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411480286202">
                <text:p>0.00235411480286202</text:p>
              </table:table-cell>
              <table:table-cell office:value-type="float" office:value="0.00231489568654478">
                <text:p>0.002314895686544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80702939179">
                <text:p>0.00235380702939179</text:p>
              </table:table-cell>
              <table:table-cell office:value-type="float" office:value="0.00231475867278264">
                <text:p>0.002314758672782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47531351122">
                <text:p>0.00235347531351122</text:p>
              </table:table-cell>
              <table:table-cell office:value-type="float" office:value="0.00231471323256913">
                <text:p>0.002314713232569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37224503293">
                <text:p>0.00235337224503293</text:p>
              </table:table-cell>
              <table:table-cell office:value-type="float" office:value="0.00231471323256913">
                <text:p>0.002314713232569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32862261768">
                <text:p>0.00235332862261768</text:p>
              </table:table-cell>
              <table:table-cell office:value-type="float" office:value="0.00231471323256912">
                <text:p>0.002314713232569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26092074767">
                <text:p>0.00235326092074767</text:p>
              </table:table-cell>
              <table:table-cell office:value-type="float" office:value="0.00231471323256913">
                <text:p>0.0023147132325691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26563073497">
                <text:p>0.00235326563073497</text:p>
              </table:table-cell>
              <table:table-cell office:value-type="float" office:value="0.00231471323256913">
                <text:p>0.002314713232569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31873192687021">
                <text:p>0.00231873192687021</text:p>
              </table:table-cell>
              <table:table-cell office:value-type="float" office:value="0.00235326563073498">
                <text:p>0.00235326563073498</text:p>
              </table:table-cell>
              <table:table-cell office:value-type="float" office:value="0.00231471323256913">
                <text:p>0.00231471323256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